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=&quot;true&quot;" style:apply-style-name="Untitled6" style:base-cell-address="xp3.D1"/>
      <style:map style:condition="cell-content()=&quot;false&quot;" style:apply-style-name="Untitled8" style:base-cell-address="xp3.D1"/>
    </style:style>
    <style:style style:name="ce3" style:family="table-cell" style:parent-style-name="Default" style:data-style-name="N100">
      <style:map style:condition="cell-content()=&quot;true&quot;" style:apply-style-name="Untitled6" style:base-cell-address="xp3.D1"/>
      <style:map style:condition="cell-content()=&quot;false&quot;" style:apply-style-name="Untitled8" style:base-cell-address="xp3.D1"/>
    </style:style>
    <style:style style:name="ce4" style:family="table-cell" style:parent-style-name="Default">
      <style:map style:condition="cell-content()=&quot;true&quot;" style:apply-style-name="Untitled6" style:base-cell-address="xp3.D1"/>
      <style:map style:condition="cell-content()=&quot;false&quot;" style:apply-style-name="Untitled8" style:base-cell-address="xp3.D1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ZZ&quot;" style:apply-style-name="Untitled4" style:base-cell-address="xp3.F1"/>
      <style:map style:condition="cell-content()=&quot;LDF&quot;" style:apply-style-name="Untitled5" style:base-cell-address="xp3.F1"/>
    </style:style>
    <style:style style:name="ce6" style:family="table-cell" style:parent-style-name="Default">
      <style:map style:condition="cell-content()=&quot;ZZ&quot;" style:apply-style-name="Untitled4" style:base-cell-address="xp3.F1"/>
      <style:map style:condition="cell-content()=&quot;LDF&quot;" style:apply-style-name="Untitled5" style:base-cell-address="xp3.F1"/>
    </style:style>
    <style:style style:name="ce7" style:family="table-cell" style:parent-style-name="Default">
      <style:text-properties fo:font-weight="bold" style:font-weight-asian="bold" style:font-weight-complex="bold"/>
      <style:map style:condition="cell-content()&gt;0" style:apply-style-name="Untitled6" style:base-cell-address="xp3.G1"/>
      <style:map style:condition="cell-content()&lt;0" style:apply-style-name="Untitled8" style:base-cell-address="xp3.G1"/>
    </style:style>
    <style:style style:name="ce8" style:family="table-cell" style:parent-style-name="Default" style:data-style-name="N11">
      <style:map style:condition="cell-content()&gt;0" style:apply-style-name="Untitled6" style:base-cell-address="xp3.G1"/>
      <style:map style:condition="cell-content()&lt;0" style:apply-style-name="Untitled8" style:base-cell-address="xp3.G1"/>
    </style:style>
    <style:style style:name="ce9" style:family="table-cell" style:parent-style-name="Default">
      <style:map style:condition="cell-content()&gt;0" style:apply-style-name="Untitled6" style:base-cell-address="xp3.G1"/>
      <style:map style:condition="cell-content()&lt;0" style:apply-style-name="Untitled8" style:base-cell-address="xp3.G1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p3" table:style-name="ta1">
        <table:shapes>
          <draw:frame draw:z-index="0" draw:style-name="gr1" draw:text-style-name="P1" svg:width="1295.38pt" svg:height="456.29pt" svg:x="885.63pt" svg:y="57.23pt">
            <loext:p draw:notify-on-update-of-ranges="xp3.B1:xp3.B1 xp3.C1:xp3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6"/>
        <table:table-column table:style-name="co6" table:default-cell-style-name="ce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uery Number</text:p>
          </table:table-cell>
          <table:table-cell table:style-name="ce1" office:value-type="string" calcext:value-type="string">
            <text:p><text:s/>LDF Time (ms)</text:p>
          </table:table-cell>
          <table:table-cell table:style-name="ce1" office:value-type="string" calcext:value-type="string">
            <text:p><text:s/>ZZ Time (ms)</text:p>
          </table:table-cell>
          <table:table-cell table:style-name="ce2" office:value-type="string" calcext:value-type="string">
            <text:p><text:s/>Sound &amp; Complete</text:p>
          </table:table-cell>
          <table:table-cell table:style-name="ce1" office:value-type="string" calcext:value-type="string">
            <text:p><text:s/>ZZ Server Calls</text:p>
          </table:table-cell>
          <table:table-cell table:style-name="ce5" office:value-type="string" calcext:value-type="string">
            <text:p>LDF or ZZ</text:p>
          </table:table-cell>
          <table:table-cell table:style-name="ce7" office:value-type="string" calcext:value-type="string">
            <text:p>Diff</text:p>
          </table:table-cell>
          <table:table-cell table:style-name="ce1" office:value-type="string" calcext:value-type="string">
            <text:p>Win ?</text:p>
          </table:table-cell>
          <table:table-cell table:style-name="ce1" office:value-type="string" calcext:value-type="string">
            <text:p>Win &amp; ZZ</text:p>
          </table:table-cell>
          <table:table-cell table:style-name="ce1" office:value-type="string" calcext:value-type="string">
            <text:p>Win &amp; LDF</text:p>
          </table:table-cell>
          <table:table-cell table:style-name="ce1" table:number-columns-repeated="2"/>
          <table:table-cell table:number-columns-repeated="2"/>
          <table:table-cell table:style-name="ce11" office:value-type="string" calcext:value-type="string">
            <text:p>LDF Calls</text:p>
          </table:table-cell>
          <table:table-cell table:style-name="ce11" office:value-type="string" calcext:value-type="string">
            <text:p>ZZ Calls</text:p>
          </table:table-cell>
          <table:table-cell table:style-name="ce11" office:value-type="string" calcext:value-type="string">
            <text:p>Win Rate</text:p>
          </table:table-cell>
          <table:table-cell table:style-name="ce11" office:value-type="string" calcext:value-type="string">
            <text:p>ZZ + Win Rate</text:p>
          </table:table-cell>
          <table:table-cell table:style-name="ce11" office:value-type="string" calcext:value-type="string">
            <text:p>LDF + Win Rate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float" office:value="95380" calcext:value-type="float">
            <text:p>95380</text:p>
          </table:table-cell>
          <table:table-cell office:value-type="float" office:value="240060" calcext:value-type="float">
            <text:p>24006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2];&quot;ZZ&quot;;&quot;LDF&quot;)" office:value-type="string" office:string-value="LDF" calcext:value-type="string">
            <text:p>LDF</text:p>
          </table:table-cell>
          <table:table-cell table:style-name="ce8" table:formula="of:=([.B2]-[.C2])/[.B2]" office:value-type="percentage" office:value="-1.51687984902495" calcext:value-type="percentage">
            <text:p>-151.69%</text:p>
          </table:table-cell>
          <table:table-cell table:formula="of:=IF(([.G2]&gt;0);1;0)" office:value-type="float" office:value="0" calcext:value-type="float">
            <text:p>0</text:p>
          </table:table-cell>
          <table:table-cell table:formula="of:=IF(AND([.H2];[.F2]=&quot;ZZ&quot;);1;0)" office:value-type="float" office:value="0" calcext:value-type="float">
            <text:p>0</text:p>
          </table:table-cell>
          <table:table-cell table:style-name="ce10" table:formula="of:=IF(AND([.H2];[.F2]=&quot;LDF&quot;);1;0)" office:value-type="float" office:value="0" calcext:value-type="float">
            <text:p>0</text:p>
          </table:table-cell>
          <table:table-cell table:number-columns-repeated="4"/>
          <table:table-cell table:style-name="ce12" table:formula="of:=COUNTIF([.F2:.F139];&quot;LDF&quot;) / 138" office:value-type="percentage" office:value="0.369565217391304" calcext:value-type="percentage">
            <text:p>36.96%</text:p>
          </table:table-cell>
          <table:table-cell table:style-name="ce12" table:formula="of:=COUNTIF([.F2:.F139];&quot;ZZ&quot;) / 138" office:value-type="percentage" office:value="0.630434782608696" calcext:value-type="percentage">
            <text:p>63.04%</text:p>
          </table:table-cell>
          <table:table-cell table:style-name="ce13" table:formula="of:=COUNTIF([.H2:.H139];1) / 138" office:value-type="percentage" office:value="0.702898550724638" calcext:value-type="percentage">
            <text:p>70.29%</text:p>
          </table:table-cell>
          <table:table-cell table:style-name="ce13" table:formula="of:=COUNTIF([.I2:.I139];1)/COUNTIF([.F2:.F139];&quot;ZZ&quot;)" office:value-type="percentage" office:value="0.804597701149425" calcext:value-type="percentage">
            <text:p>80.46%</text:p>
          </table:table-cell>
          <table:table-cell table:style-name="ce13" table:formula="of:=COUNTIF([.J2:.J139];1)/COUNTIF([.F2:.F139];&quot;LDF&quot;)" office:value-type="percentage" office:value="0.529411764705882" calcext:value-type="percentage">
            <text:p>52.94%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float" office:value="49905" calcext:value-type="float">
            <text:p>49905</text:p>
          </table:table-cell>
          <table:table-cell office:value-type="float" office:value="60600" calcext:value-type="float">
            <text:p>6060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table:formula="of:=IF([.E3];&quot;ZZ&quot;;&quot;LDF&quot;)" office:value-type="string" office:string-value="ZZ" calcext:value-type="string">
            <text:p>ZZ</text:p>
          </table:table-cell>
          <table:table-cell table:style-name="ce8" table:formula="of:=([.B3]-[.C3])/[.B3]" office:value-type="percentage" office:value="-0.214307183648933" calcext:value-type="percentage">
            <text:p>-21.43%</text:p>
          </table:table-cell>
          <table:table-cell table:formula="of:=IF(([.G3]&gt;0);1;0)" office:value-type="float" office:value="0" calcext:value-type="float">
            <text:p>0</text:p>
          </table:table-cell>
          <table:table-cell table:formula="of:=IF(AND([.H3];[.F3]=&quot;ZZ&quot;);1;0)" office:value-type="float" office:value="0" calcext:value-type="float">
            <text:p>0</text:p>
          </table:table-cell>
          <table:table-cell table:style-name="ce10" table:formula="of:=IF(AND([.H3];[.F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281" calcext:value-type="float">
            <text:p>281</text:p>
          </table:table-cell>
          <table:table-cell office:value-type="float" office:value="196" calcext:value-type="float">
            <text:p>19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4];&quot;ZZ&quot;;&quot;LDF&quot;)" office:value-type="string" office:string-value="ZZ" calcext:value-type="string">
            <text:p>ZZ</text:p>
          </table:table-cell>
          <table:table-cell table:style-name="ce8" table:formula="of:=([.B4]-[.C4])/[.B4]" office:value-type="percentage" office:value="0.302491103202847" calcext:value-type="percentage">
            <text:p>30.25%</text:p>
          </table:table-cell>
          <table:table-cell table:formula="of:=IF(([.G4]&gt;0);1;0)" office:value-type="float" office:value="1" calcext:value-type="float">
            <text:p>1</text:p>
          </table:table-cell>
          <table:table-cell table:formula="of:=IF(AND([.H4];[.F4]=&quot;ZZ&quot;);1;0)" office:value-type="float" office:value="1" calcext:value-type="float">
            <text:p>1</text:p>
          </table:table-cell>
          <table:table-cell table:style-name="ce10" table:formula="of:=IF(AND([.H4];[.F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float" office:value="945" calcext:value-type="float">
            <text:p>945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5];&quot;ZZ&quot;;&quot;LDF&quot;)" office:value-type="string" office:string-value="ZZ" calcext:value-type="string">
            <text:p>ZZ</text:p>
          </table:table-cell>
          <table:table-cell table:style-name="ce8" table:formula="of:=([.B5]-[.C5])/[.B5]" office:value-type="percentage" office:value="0.853968253968254" calcext:value-type="percentage">
            <text:p>85.40%</text:p>
          </table:table-cell>
          <table:table-cell table:formula="of:=IF(([.G5]&gt;0);1;0)" office:value-type="float" office:value="1" calcext:value-type="float">
            <text:p>1</text:p>
          </table:table-cell>
          <table:table-cell table:formula="of:=IF(AND([.H5];[.F5]=&quot;ZZ&quot;);1;0)" office:value-type="float" office:value="1" calcext:value-type="float">
            <text:p>1</text:p>
          </table:table-cell>
          <table:table-cell table:style-name="ce10" table:formula="of:=IF(AND([.H5];[.F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6];&quot;ZZ&quot;;&quot;LDF&quot;)" office:value-type="string" office:string-value="LDF" calcext:value-type="string">
            <text:p>LDF</text:p>
          </table:table-cell>
          <table:table-cell table:style-name="ce8" table:formula="of:=([.B6]-[.C6])/[.B6]" office:value-type="percentage" office:value="0.492307692307692" calcext:value-type="percentage">
            <text:p>49.23%</text:p>
          </table:table-cell>
          <table:table-cell table:formula="of:=IF(([.G6]&gt;0);1;0)" office:value-type="float" office:value="1" calcext:value-type="float">
            <text:p>1</text:p>
          </table:table-cell>
          <table:table-cell table:formula="of:=IF(AND([.H6];[.F6]=&quot;ZZ&quot;);1;0)" office:value-type="float" office:value="0" calcext:value-type="float">
            <text:p>0</text:p>
          </table:table-cell>
          <table:table-cell table:style-name="ce10" table:formula="of:=IF(AND([.H6];[.F6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250" calcext:value-type="float">
            <text:p>2250</text:p>
          </table:table-cell>
          <table:table-cell office:value-type="float" office:value="541" calcext:value-type="float">
            <text:p>54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7];&quot;ZZ&quot;;&quot;LDF&quot;)" office:value-type="string" office:string-value="ZZ" calcext:value-type="string">
            <text:p>ZZ</text:p>
          </table:table-cell>
          <table:table-cell table:style-name="ce8" table:formula="of:=([.B7]-[.C7])/[.B7]" office:value-type="percentage" office:value="0.759555555555556" calcext:value-type="percentage">
            <text:p>75.96%</text:p>
          </table:table-cell>
          <table:table-cell table:formula="of:=IF(([.G7]&gt;0);1;0)" office:value-type="float" office:value="1" calcext:value-type="float">
            <text:p>1</text:p>
          </table:table-cell>
          <table:table-cell table:formula="of:=IF(AND([.H7];[.F7]=&quot;ZZ&quot;);1;0)" office:value-type="float" office:value="1" calcext:value-type="float">
            <text:p>1</text:p>
          </table:table-cell>
          <table:table-cell table:style-name="ce10" table:formula="of:=IF(AND([.H7];[.F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18232" calcext:value-type="float">
            <text:p>18232</text:p>
          </table:table-cell>
          <table:table-cell office:value-type="float" office:value="9843" calcext:value-type="float">
            <text:p>984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formula="of:=IF([.E8];&quot;ZZ&quot;;&quot;LDF&quot;)" office:value-type="string" office:string-value="ZZ" calcext:value-type="string">
            <text:p>ZZ</text:p>
          </table:table-cell>
          <table:table-cell table:style-name="ce8" table:formula="of:=([.B8]-[.C8])/[.B8]" office:value-type="percentage" office:value="0.460125054848618" calcext:value-type="percentage">
            <text:p>46.01%</text:p>
          </table:table-cell>
          <table:table-cell table:formula="of:=IF(([.G8]&gt;0);1;0)" office:value-type="float" office:value="1" calcext:value-type="float">
            <text:p>1</text:p>
          </table:table-cell>
          <table:table-cell table:formula="of:=IF(AND([.H8];[.F8]=&quot;ZZ&quot;);1;0)" office:value-type="float" office:value="1" calcext:value-type="float">
            <text:p>1</text:p>
          </table:table-cell>
          <table:table-cell table:style-name="ce10" table:formula="of:=IF(AND([.H8];[.F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float" office:value="336" calcext:value-type="float">
            <text:p>336</text:p>
          </table:table-cell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9];&quot;ZZ&quot;;&quot;LDF&quot;)" office:value-type="string" office:string-value="LDF" calcext:value-type="string">
            <text:p>LDF</text:p>
          </table:table-cell>
          <table:table-cell table:style-name="ce8" table:formula="of:=([.B9]-[.C9])/[.B9]" office:value-type="percentage" office:value="0.797619047619048" calcext:value-type="percentage">
            <text:p>79.76%</text:p>
          </table:table-cell>
          <table:table-cell table:formula="of:=IF(([.G9]&gt;0);1;0)" office:value-type="float" office:value="1" calcext:value-type="float">
            <text:p>1</text:p>
          </table:table-cell>
          <table:table-cell table:formula="of:=IF(AND([.H9];[.F9]=&quot;ZZ&quot;);1;0)" office:value-type="float" office:value="0" calcext:value-type="float">
            <text:p>0</text:p>
          </table:table-cell>
          <table:table-cell table:style-name="ce10" table:formula="of:=IF(AND([.H9];[.F9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float" office:value="20673" calcext:value-type="float">
            <text:p>20673</text:p>
          </table:table-cell>
          <table:table-cell office:value-type="float" office:value="6014" calcext:value-type="float">
            <text:p>601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formula="of:=IF([.E10];&quot;ZZ&quot;;&quot;LDF&quot;)" office:value-type="string" office:string-value="ZZ" calcext:value-type="string">
            <text:p>ZZ</text:p>
          </table:table-cell>
          <table:table-cell table:style-name="ce8" table:formula="of:=([.B10]-[.C10])/[.B10]" office:value-type="percentage" office:value="0.709089150099163" calcext:value-type="percentage">
            <text:p>70.91%</text:p>
          </table:table-cell>
          <table:table-cell table:formula="of:=IF(([.G10]&gt;0);1;0)" office:value-type="float" office:value="1" calcext:value-type="float">
            <text:p>1</text:p>
          </table:table-cell>
          <table:table-cell table:formula="of:=IF(AND([.H10];[.F10]=&quot;ZZ&quot;);1;0)" office:value-type="float" office:value="1" calcext:value-type="float">
            <text:p>1</text:p>
          </table:table-cell>
          <table:table-cell table:style-name="ce10" table:formula="of:=IF(AND([.H10];[.F1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float" office:value="3784" calcext:value-type="float">
            <text:p>3784</text:p>
          </table:table-cell>
          <table:table-cell office:value-type="float" office:value="468" calcext:value-type="float">
            <text:p>46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1];&quot;ZZ&quot;;&quot;LDF&quot;)" office:value-type="string" office:string-value="ZZ" calcext:value-type="string">
            <text:p>ZZ</text:p>
          </table:table-cell>
          <table:table-cell table:style-name="ce8" table:formula="of:=([.B11]-[.C11])/[.B11]" office:value-type="percentage" office:value="0.876321353065539" calcext:value-type="percentage">
            <text:p>87.63%</text:p>
          </table:table-cell>
          <table:table-cell table:formula="of:=IF(([.G11]&gt;0);1;0)" office:value-type="float" office:value="1" calcext:value-type="float">
            <text:p>1</text:p>
          </table:table-cell>
          <table:table-cell table:formula="of:=IF(AND([.H11];[.F11]=&quot;ZZ&quot;);1;0)" office:value-type="float" office:value="1" calcext:value-type="float">
            <text:p>1</text:p>
          </table:table-cell>
          <table:table-cell table:style-name="ce10" table:formula="of:=IF(AND([.H11];[.F1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325" calcext:value-type="float">
            <text:p>325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2];&quot;ZZ&quot;;&quot;LDF&quot;)" office:value-type="string" office:string-value="LDF" calcext:value-type="string">
            <text:p>LDF</text:p>
          </table:table-cell>
          <table:table-cell table:style-name="ce8" table:formula="of:=([.B12]-[.C12])/[.B12]" office:value-type="percentage" office:value="0.747692307692308" calcext:value-type="percentage">
            <text:p>74.77%</text:p>
          </table:table-cell>
          <table:table-cell table:formula="of:=IF(([.G12]&gt;0);1;0)" office:value-type="float" office:value="1" calcext:value-type="float">
            <text:p>1</text:p>
          </table:table-cell>
          <table:table-cell table:formula="of:=IF(AND([.H12];[.F12]=&quot;ZZ&quot;);1;0)" office:value-type="float" office:value="0" calcext:value-type="float">
            <text:p>0</text:p>
          </table:table-cell>
          <table:table-cell table:style-name="ce10" table:formula="of:=IF(AND([.H12];[.F12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float" office:value="406" calcext:value-type="float">
            <text:p>406</text:p>
          </table:table-cell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3];&quot;ZZ&quot;;&quot;LDF&quot;)" office:value-type="string" office:string-value="LDF" calcext:value-type="string">
            <text:p>LDF</text:p>
          </table:table-cell>
          <table:table-cell table:style-name="ce8" table:formula="of:=([.B13]-[.C13])/[.B13]" office:value-type="percentage" office:value="0.812807881773399" calcext:value-type="percentage">
            <text:p>81.28%</text:p>
          </table:table-cell>
          <table:table-cell table:formula="of:=IF(([.G13]&gt;0);1;0)" office:value-type="float" office:value="1" calcext:value-type="float">
            <text:p>1</text:p>
          </table:table-cell>
          <table:table-cell table:formula="of:=IF(AND([.H13];[.F13]=&quot;ZZ&quot;);1;0)" office:value-type="float" office:value="0" calcext:value-type="float">
            <text:p>0</text:p>
          </table:table-cell>
          <table:table-cell table:style-name="ce10" table:formula="of:=IF(AND([.H13];[.F13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float" office:value="895" calcext:value-type="float">
            <text:p>895</text:p>
          </table:table-cell>
          <table:table-cell office:value-type="float" office:value="199" calcext:value-type="float">
            <text:p>19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4];&quot;ZZ&quot;;&quot;LDF&quot;)" office:value-type="string" office:string-value="ZZ" calcext:value-type="string">
            <text:p>ZZ</text:p>
          </table:table-cell>
          <table:table-cell table:style-name="ce8" table:formula="of:=([.B14]-[.C14])/[.B14]" office:value-type="percentage" office:value="0.777653631284916" calcext:value-type="percentage">
            <text:p>77.77%</text:p>
          </table:table-cell>
          <table:table-cell table:formula="of:=IF(([.G14]&gt;0);1;0)" office:value-type="float" office:value="1" calcext:value-type="float">
            <text:p>1</text:p>
          </table:table-cell>
          <table:table-cell table:formula="of:=IF(AND([.H14];[.F14]=&quot;ZZ&quot;);1;0)" office:value-type="float" office:value="1" calcext:value-type="float">
            <text:p>1</text:p>
          </table:table-cell>
          <table:table-cell table:style-name="ce10" table:formula="of:=IF(AND([.H14];[.F1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34025" calcext:value-type="float">
            <text:p>34025</text:p>
          </table:table-cell>
          <table:table-cell office:value-type="float" office:value="34251" calcext:value-type="float">
            <text:p>3425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5];&quot;ZZ&quot;;&quot;LDF&quot;)" office:value-type="string" office:string-value="LDF" calcext:value-type="string">
            <text:p>LDF</text:p>
          </table:table-cell>
          <table:table-cell table:style-name="ce8" table:formula="of:=([.B15]-[.C15])/[.B15]" office:value-type="percentage" office:value="-0.00664217487141807" calcext:value-type="percentage">
            <text:p>-0.66%</text:p>
          </table:table-cell>
          <table:table-cell table:formula="of:=IF(([.G15]&gt;0);1;0)" office:value-type="float" office:value="0" calcext:value-type="float">
            <text:p>0</text:p>
          </table:table-cell>
          <table:table-cell table:formula="of:=IF(AND([.H15];[.F15]=&quot;ZZ&quot;);1;0)" office:value-type="float" office:value="0" calcext:value-type="float">
            <text:p>0</text:p>
          </table:table-cell>
          <table:table-cell table:style-name="ce10" table:formula="of:=IF(AND([.H15];[.F1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23268" calcext:value-type="float">
            <text:p>23268</text:p>
          </table:table-cell>
          <table:table-cell office:value-type="float" office:value="2623" calcext:value-type="float">
            <text:p>262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6];&quot;ZZ&quot;;&quot;LDF&quot;)" office:value-type="string" office:string-value="ZZ" calcext:value-type="string">
            <text:p>ZZ</text:p>
          </table:table-cell>
          <table:table-cell table:style-name="ce8" table:formula="of:=([.B16]-[.C16])/[.B16]" office:value-type="percentage" office:value="0.887270070483067" calcext:value-type="percentage">
            <text:p>88.73%</text:p>
          </table:table-cell>
          <table:table-cell table:formula="of:=IF(([.G16]&gt;0);1;0)" office:value-type="float" office:value="1" calcext:value-type="float">
            <text:p>1</text:p>
          </table:table-cell>
          <table:table-cell table:formula="of:=IF(AND([.H16];[.F16]=&quot;ZZ&quot;);1;0)" office:value-type="float" office:value="1" calcext:value-type="float">
            <text:p>1</text:p>
          </table:table-cell>
          <table:table-cell table:style-name="ce10" table:formula="of:=IF(AND([.H16];[.F1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4750" calcext:value-type="float">
            <text:p>64750</text:p>
          </table:table-cell>
          <table:table-cell office:value-type="float" office:value="56874" calcext:value-type="float">
            <text:p>5687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7];&quot;ZZ&quot;;&quot;LDF&quot;)" office:value-type="string" office:string-value="ZZ" calcext:value-type="string">
            <text:p>ZZ</text:p>
          </table:table-cell>
          <table:table-cell table:style-name="ce8" table:formula="of:=([.B17]-[.C17])/[.B17]" office:value-type="percentage" office:value="0.121637065637066" calcext:value-type="percentage">
            <text:p>12.16%</text:p>
          </table:table-cell>
          <table:table-cell table:formula="of:=IF(([.G17]&gt;0);1;0)" office:value-type="float" office:value="1" calcext:value-type="float">
            <text:p>1</text:p>
          </table:table-cell>
          <table:table-cell table:formula="of:=IF(AND([.H17];[.F17]=&quot;ZZ&quot;);1;0)" office:value-type="float" office:value="1" calcext:value-type="float">
            <text:p>1</text:p>
          </table:table-cell>
          <table:table-cell table:style-name="ce10" table:formula="of:=IF(AND([.H17];[.F1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1356" calcext:value-type="float">
            <text:p>1356</text:p>
          </table:table-cell>
          <table:table-cell office:value-type="float" office:value="219" calcext:value-type="float">
            <text:p>21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8];&quot;ZZ&quot;;&quot;LDF&quot;)" office:value-type="string" office:string-value="ZZ" calcext:value-type="string">
            <text:p>ZZ</text:p>
          </table:table-cell>
          <table:table-cell table:style-name="ce8" table:formula="of:=([.B18]-[.C18])/[.B18]" office:value-type="percentage" office:value="0.838495575221239" calcext:value-type="percentage">
            <text:p>83.85%</text:p>
          </table:table-cell>
          <table:table-cell table:formula="of:=IF(([.G18]&gt;0);1;0)" office:value-type="float" office:value="1" calcext:value-type="float">
            <text:p>1</text:p>
          </table:table-cell>
          <table:table-cell table:formula="of:=IF(AND([.H18];[.F18]=&quot;ZZ&quot;);1;0)" office:value-type="float" office:value="1" calcext:value-type="float">
            <text:p>1</text:p>
          </table:table-cell>
          <table:table-cell table:style-name="ce10" table:formula="of:=IF(AND([.H18];[.F1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float" office:value="223709" calcext:value-type="float">
            <text:p>223709</text:p>
          </table:table-cell>
          <table:table-cell office:value-type="float" office:value="51099" calcext:value-type="float">
            <text:p>5109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table:formula="of:=IF([.E19];&quot;ZZ&quot;;&quot;LDF&quot;)" office:value-type="string" office:string-value="ZZ" calcext:value-type="string">
            <text:p>ZZ</text:p>
          </table:table-cell>
          <table:table-cell table:style-name="ce8" table:formula="of:=([.B19]-[.C19])/[.B19]" office:value-type="percentage" office:value="0.771582725773214" calcext:value-type="percentage">
            <text:p>77.16%</text:p>
          </table:table-cell>
          <table:table-cell table:formula="of:=IF(([.G19]&gt;0);1;0)" office:value-type="float" office:value="1" calcext:value-type="float">
            <text:p>1</text:p>
          </table:table-cell>
          <table:table-cell table:formula="of:=IF(AND([.H19];[.F19]=&quot;ZZ&quot;);1;0)" office:value-type="float" office:value="1" calcext:value-type="float">
            <text:p>1</text:p>
          </table:table-cell>
          <table:table-cell table:style-name="ce10" table:formula="of:=IF(AND([.H19];[.F1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float" office:value="202" calcext:value-type="float">
            <text:p>202</text:p>
          </table:table-cell>
          <table:table-cell office:value-type="float" office:value="119" calcext:value-type="float">
            <text:p>11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20];&quot;ZZ&quot;;&quot;LDF&quot;)" office:value-type="string" office:string-value="LDF" calcext:value-type="string">
            <text:p>LDF</text:p>
          </table:table-cell>
          <table:table-cell table:style-name="ce8" table:formula="of:=([.B20]-[.C20])/[.B20]" office:value-type="percentage" office:value="0.410891089108911" calcext:value-type="percentage">
            <text:p>41.09%</text:p>
          </table:table-cell>
          <table:table-cell table:formula="of:=IF(([.G20]&gt;0);1;0)" office:value-type="float" office:value="1" calcext:value-type="float">
            <text:p>1</text:p>
          </table:table-cell>
          <table:table-cell table:formula="of:=IF(AND([.H20];[.F20]=&quot;ZZ&quot;);1;0)" office:value-type="float" office:value="0" calcext:value-type="float">
            <text:p>0</text:p>
          </table:table-cell>
          <table:table-cell table:style-name="ce10" table:formula="of:=IF(AND([.H20];[.F20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21];&quot;ZZ&quot;;&quot;LDF&quot;)" office:value-type="string" office:string-value="LDF" calcext:value-type="string">
            <text:p>LDF</text:p>
          </table:table-cell>
          <table:table-cell table:style-name="ce8" table:formula="of:=([.B21]-[.C21])/[.B21]" office:value-type="percentage" office:value="0.503448275862069" calcext:value-type="percentage">
            <text:p>50.34%</text:p>
          </table:table-cell>
          <table:table-cell table:formula="of:=IF(([.G21]&gt;0);1;0)" office:value-type="float" office:value="1" calcext:value-type="float">
            <text:p>1</text:p>
          </table:table-cell>
          <table:table-cell table:formula="of:=IF(AND([.H21];[.F21]=&quot;ZZ&quot;);1;0)" office:value-type="float" office:value="0" calcext:value-type="float">
            <text:p>0</text:p>
          </table:table-cell>
          <table:table-cell table:style-name="ce10" table:formula="of:=IF(AND([.H21];[.F21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22135" calcext:value-type="float">
            <text:p>22135</text:p>
          </table:table-cell>
          <table:table-cell office:value-type="float" office:value="2612" calcext:value-type="float">
            <text:p>261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22];&quot;ZZ&quot;;&quot;LDF&quot;)" office:value-type="string" office:string-value="ZZ" calcext:value-type="string">
            <text:p>ZZ</text:p>
          </table:table-cell>
          <table:table-cell table:style-name="ce8" table:formula="of:=([.B22]-[.C22])/[.B22]" office:value-type="percentage" office:value="0.881996837587531" calcext:value-type="percentage">
            <text:p>88.20%</text:p>
          </table:table-cell>
          <table:table-cell table:formula="of:=IF(([.G22]&gt;0);1;0)" office:value-type="float" office:value="1" calcext:value-type="float">
            <text:p>1</text:p>
          </table:table-cell>
          <table:table-cell table:formula="of:=IF(AND([.H22];[.F22]=&quot;ZZ&quot;);1;0)" office:value-type="float" office:value="1" calcext:value-type="float">
            <text:p>1</text:p>
          </table:table-cell>
          <table:table-cell table:style-name="ce10" table:formula="of:=IF(AND([.H22];[.F2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15579" calcext:value-type="float">
            <text:p>15579</text:p>
          </table:table-cell>
          <table:table-cell office:value-type="float" office:value="15594" calcext:value-type="float">
            <text:p>1559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formula="of:=IF([.E23];&quot;ZZ&quot;;&quot;LDF&quot;)" office:value-type="string" office:string-value="ZZ" calcext:value-type="string">
            <text:p>ZZ</text:p>
          </table:table-cell>
          <table:table-cell table:style-name="ce8" table:formula="of:=([.B23]-[.C23])/[.B23]" office:value-type="percentage" office:value="-0.000962834585018294" calcext:value-type="percentage">
            <text:p>-0.10%</text:p>
          </table:table-cell>
          <table:table-cell table:formula="of:=IF(([.G23]&gt;0);1;0)" office:value-type="float" office:value="0" calcext:value-type="float">
            <text:p>0</text:p>
          </table:table-cell>
          <table:table-cell table:formula="of:=IF(AND([.H23];[.F23]=&quot;ZZ&quot;);1;0)" office:value-type="float" office:value="0" calcext:value-type="float">
            <text:p>0</text:p>
          </table:table-cell>
          <table:table-cell table:style-name="ce10" table:formula="of:=IF(AND([.H23];[.F2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322" calcext:value-type="float">
            <text:p>322</text:p>
          </table:table-cell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24];&quot;ZZ&quot;;&quot;LDF&quot;)" office:value-type="string" office:string-value="ZZ" calcext:value-type="string">
            <text:p>ZZ</text:p>
          </table:table-cell>
          <table:table-cell table:style-name="ce8" table:formula="of:=([.B24]-[.C24])/[.B24]" office:value-type="percentage" office:value="0.537267080745342" calcext:value-type="percentage">
            <text:p>53.73%</text:p>
          </table:table-cell>
          <table:table-cell table:formula="of:=IF(([.G24]&gt;0);1;0)" office:value-type="float" office:value="1" calcext:value-type="float">
            <text:p>1</text:p>
          </table:table-cell>
          <table:table-cell table:formula="of:=IF(AND([.H24];[.F24]=&quot;ZZ&quot;);1;0)" office:value-type="float" office:value="1" calcext:value-type="float">
            <text:p>1</text:p>
          </table:table-cell>
          <table:table-cell table:style-name="ce10" table:formula="of:=IF(AND([.H24];[.F2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6825" calcext:value-type="float">
            <text:p>46825</text:p>
          </table:table-cell>
          <table:table-cell office:value-type="float" office:value="43662" calcext:value-type="float">
            <text:p>4366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25];&quot;ZZ&quot;;&quot;LDF&quot;)" office:value-type="string" office:string-value="ZZ" calcext:value-type="string">
            <text:p>ZZ</text:p>
          </table:table-cell>
          <table:table-cell table:style-name="ce8" table:formula="of:=([.B25]-[.C25])/[.B25]" office:value-type="percentage" office:value="0.0675493860117459" calcext:value-type="percentage">
            <text:p>6.75%</text:p>
          </table:table-cell>
          <table:table-cell table:formula="of:=IF(([.G25]&gt;0);1;0)" office:value-type="float" office:value="1" calcext:value-type="float">
            <text:p>1</text:p>
          </table:table-cell>
          <table:table-cell table:formula="of:=IF(AND([.H25];[.F25]=&quot;ZZ&quot;);1;0)" office:value-type="float" office:value="1" calcext:value-type="float">
            <text:p>1</text:p>
          </table:table-cell>
          <table:table-cell table:style-name="ce10" table:formula="of:=IF(AND([.H25];[.F2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87" calcext:value-type="float">
            <text:p>4387</text:p>
          </table:table-cell>
          <table:table-cell office:value-type="float" office:value="4332" calcext:value-type="float">
            <text:p>433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26];&quot;ZZ&quot;;&quot;LDF&quot;)" office:value-type="string" office:string-value="LDF" calcext:value-type="string">
            <text:p>LDF</text:p>
          </table:table-cell>
          <table:table-cell table:style-name="ce8" table:formula="of:=([.B26]-[.C26])/[.B26]" office:value-type="percentage" office:value="0.0125370412582631" calcext:value-type="percentage">
            <text:p>1.25%</text:p>
          </table:table-cell>
          <table:table-cell table:formula="of:=IF(([.G26]&gt;0);1;0)" office:value-type="float" office:value="1" calcext:value-type="float">
            <text:p>1</text:p>
          </table:table-cell>
          <table:table-cell table:formula="of:=IF(AND([.H26];[.F26]=&quot;ZZ&quot;);1;0)" office:value-type="float" office:value="0" calcext:value-type="float">
            <text:p>0</text:p>
          </table:table-cell>
          <table:table-cell table:style-name="ce10" table:formula="of:=IF(AND([.H26];[.F26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176" calcext:value-type="float">
            <text:p>2176</text:p>
          </table:table-cell>
          <table:table-cell office:value-type="float" office:value="1910" calcext:value-type="float">
            <text:p>191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27];&quot;ZZ&quot;;&quot;LDF&quot;)" office:value-type="string" office:string-value="LDF" calcext:value-type="string">
            <text:p>LDF</text:p>
          </table:table-cell>
          <table:table-cell table:style-name="ce8" table:formula="of:=([.B27]-[.C27])/[.B27]" office:value-type="percentage" office:value="0.122242647058824" calcext:value-type="percentage">
            <text:p>12.22%</text:p>
          </table:table-cell>
          <table:table-cell table:formula="of:=IF(([.G27]&gt;0);1;0)" office:value-type="float" office:value="1" calcext:value-type="float">
            <text:p>1</text:p>
          </table:table-cell>
          <table:table-cell table:formula="of:=IF(AND([.H27];[.F27]=&quot;ZZ&quot;);1;0)" office:value-type="float" office:value="0" calcext:value-type="float">
            <text:p>0</text:p>
          </table:table-cell>
          <table:table-cell table:style-name="ce10" table:formula="of:=IF(AND([.H27];[.F27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206" calcext:value-type="float">
            <text:p>206</text:p>
          </table:table-cell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28];&quot;ZZ&quot;;&quot;LDF&quot;)" office:value-type="string" office:string-value="ZZ" calcext:value-type="string">
            <text:p>ZZ</text:p>
          </table:table-cell>
          <table:table-cell table:style-name="ce8" table:formula="of:=([.B28]-[.C28])/[.B28]" office:value-type="percentage" office:value="0.364077669902913" calcext:value-type="percentage">
            <text:p>36.41%</text:p>
          </table:table-cell>
          <table:table-cell table:formula="of:=IF(([.G28]&gt;0);1;0)" office:value-type="float" office:value="1" calcext:value-type="float">
            <text:p>1</text:p>
          </table:table-cell>
          <table:table-cell table:formula="of:=IF(AND([.H28];[.F28]=&quot;ZZ&quot;);1;0)" office:value-type="float" office:value="1" calcext:value-type="float">
            <text:p>1</text:p>
          </table:table-cell>
          <table:table-cell table:style-name="ce10" table:formula="of:=IF(AND([.H28];[.F2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3720" calcext:value-type="float">
            <text:p>3720</text:p>
          </table:table-cell>
          <table:table-cell office:value-type="float" office:value="366" calcext:value-type="float">
            <text:p>36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29];&quot;ZZ&quot;;&quot;LDF&quot;)" office:value-type="string" office:string-value="ZZ" calcext:value-type="string">
            <text:p>ZZ</text:p>
          </table:table-cell>
          <table:table-cell table:style-name="ce8" table:formula="of:=([.B29]-[.C29])/[.B29]" office:value-type="percentage" office:value="0.901612903225806" calcext:value-type="percentage">
            <text:p>90.16%</text:p>
          </table:table-cell>
          <table:table-cell table:formula="of:=IF(([.G29]&gt;0);1;0)" office:value-type="float" office:value="1" calcext:value-type="float">
            <text:p>1</text:p>
          </table:table-cell>
          <table:table-cell table:formula="of:=IF(AND([.H29];[.F29]=&quot;ZZ&quot;);1;0)" office:value-type="float" office:value="1" calcext:value-type="float">
            <text:p>1</text:p>
          </table:table-cell>
          <table:table-cell table:style-name="ce10" table:formula="of:=IF(AND([.H29];[.F2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3723" calcext:value-type="float">
            <text:p>3723</text:p>
          </table:table-cell>
          <table:table-cell office:value-type="float" office:value="3568" calcext:value-type="float">
            <text:p>356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30];&quot;ZZ&quot;;&quot;LDF&quot;)" office:value-type="string" office:string-value="ZZ" calcext:value-type="string">
            <text:p>ZZ</text:p>
          </table:table-cell>
          <table:table-cell table:style-name="ce8" table:formula="of:=([.B30]-[.C30])/[.B30]" office:value-type="percentage" office:value="0.0416330915928015" calcext:value-type="percentage">
            <text:p>4.16%</text:p>
          </table:table-cell>
          <table:table-cell table:formula="of:=IF(([.G30]&gt;0);1;0)" office:value-type="float" office:value="1" calcext:value-type="float">
            <text:p>1</text:p>
          </table:table-cell>
          <table:table-cell table:formula="of:=IF(AND([.H30];[.F30]=&quot;ZZ&quot;);1;0)" office:value-type="float" office:value="1" calcext:value-type="float">
            <text:p>1</text:p>
          </table:table-cell>
          <table:table-cell table:style-name="ce10" table:formula="of:=IF(AND([.H30];[.F3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float" office:value="22543" calcext:value-type="float">
            <text:p>22543</text:p>
          </table:table-cell>
          <table:table-cell office:value-type="float" office:value="27555" calcext:value-type="float">
            <text:p>2755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31];&quot;ZZ&quot;;&quot;LDF&quot;)" office:value-type="string" office:string-value="LDF" calcext:value-type="string">
            <text:p>LDF</text:p>
          </table:table-cell>
          <table:table-cell table:style-name="ce8" table:formula="of:=([.B31]-[.C31])/[.B31]" office:value-type="percentage" office:value="-0.222330656966686" calcext:value-type="percentage">
            <text:p>-22.23%</text:p>
          </table:table-cell>
          <table:table-cell table:formula="of:=IF(([.G31]&gt;0);1;0)" office:value-type="float" office:value="0" calcext:value-type="float">
            <text:p>0</text:p>
          </table:table-cell>
          <table:table-cell table:formula="of:=IF(AND([.H31];[.F31]=&quot;ZZ&quot;);1;0)" office:value-type="float" office:value="0" calcext:value-type="float">
            <text:p>0</text:p>
          </table:table-cell>
          <table:table-cell table:style-name="ce10" table:formula="of:=IF(AND([.H31];[.F3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float" office:value="9886" calcext:value-type="float">
            <text:p>9886</text:p>
          </table:table-cell>
          <table:table-cell office:value-type="float" office:value="661" calcext:value-type="float">
            <text:p>66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32];&quot;ZZ&quot;;&quot;LDF&quot;)" office:value-type="string" office:string-value="ZZ" calcext:value-type="string">
            <text:p>ZZ</text:p>
          </table:table-cell>
          <table:table-cell table:style-name="ce8" table:formula="of:=([.B32]-[.C32])/[.B32]" office:value-type="percentage" office:value="0.933137770584665" calcext:value-type="percentage">
            <text:p>93.31%</text:p>
          </table:table-cell>
          <table:table-cell table:formula="of:=IF(([.G32]&gt;0);1;0)" office:value-type="float" office:value="1" calcext:value-type="float">
            <text:p>1</text:p>
          </table:table-cell>
          <table:table-cell table:formula="of:=IF(AND([.H32];[.F32]=&quot;ZZ&quot;);1;0)" office:value-type="float" office:value="1" calcext:value-type="float">
            <text:p>1</text:p>
          </table:table-cell>
          <table:table-cell table:style-name="ce10" table:formula="of:=IF(AND([.H32];[.F3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4991" calcext:value-type="float">
            <text:p>24991</text:p>
          </table:table-cell>
          <table:table-cell office:value-type="float" office:value="52612" calcext:value-type="float">
            <text:p>5261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  <table:table-cell table:formula="of:=IF([.E33];&quot;ZZ&quot;;&quot;LDF&quot;)" office:value-type="string" office:string-value="ZZ" calcext:value-type="string">
            <text:p>ZZ</text:p>
          </table:table-cell>
          <table:table-cell table:style-name="ce8" table:formula="of:=([.B33]-[.C33])/[.B33]" office:value-type="percentage" office:value="-1.10523788563883" calcext:value-type="percentage">
            <text:p>-110.52%</text:p>
          </table:table-cell>
          <table:table-cell table:formula="of:=IF(([.G33]&gt;0);1;0)" office:value-type="float" office:value="0" calcext:value-type="float">
            <text:p>0</text:p>
          </table:table-cell>
          <table:table-cell table:formula="of:=IF(AND([.H33];[.F33]=&quot;ZZ&quot;);1;0)" office:value-type="float" office:value="0" calcext:value-type="float">
            <text:p>0</text:p>
          </table:table-cell>
          <table:table-cell table:style-name="ce10" table:formula="of:=IF(AND([.H33];[.F3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34];&quot;ZZ&quot;;&quot;LDF&quot;)" office:value-type="string" office:string-value="ZZ" calcext:value-type="string">
            <text:p>ZZ</text:p>
          </table:table-cell>
          <table:table-cell table:style-name="ce8" table:formula="of:=([.B34]-[.C34])/[.B34]" office:value-type="percentage" office:value="0.00480769230769231" calcext:value-type="percentage">
            <text:p>0.48%</text:p>
          </table:table-cell>
          <table:table-cell table:formula="of:=IF(([.G34]&gt;0);1;0)" office:value-type="float" office:value="1" calcext:value-type="float">
            <text:p>1</text:p>
          </table:table-cell>
          <table:table-cell table:formula="of:=IF(AND([.H34];[.F34]=&quot;ZZ&quot;);1;0)" office:value-type="float" office:value="1" calcext:value-type="float">
            <text:p>1</text:p>
          </table:table-cell>
          <table:table-cell table:style-name="ce10" table:formula="of:=IF(AND([.H34];[.F3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113341" calcext:value-type="float">
            <text:p>113341</text:p>
          </table:table-cell>
          <table:table-cell office:value-type="float" office:value="22203" calcext:value-type="float">
            <text:p>2220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formula="of:=IF([.E35];&quot;ZZ&quot;;&quot;LDF&quot;)" office:value-type="string" office:string-value="ZZ" calcext:value-type="string">
            <text:p>ZZ</text:p>
          </table:table-cell>
          <table:table-cell table:style-name="ce8" table:formula="of:=([.B35]-[.C35])/[.B35]" office:value-type="percentage" office:value="0.804104428229855" calcext:value-type="percentage">
            <text:p>80.41%</text:p>
          </table:table-cell>
          <table:table-cell table:formula="of:=IF(([.G35]&gt;0);1;0)" office:value-type="float" office:value="1" calcext:value-type="float">
            <text:p>1</text:p>
          </table:table-cell>
          <table:table-cell table:formula="of:=IF(AND([.H35];[.F35]=&quot;ZZ&quot;);1;0)" office:value-type="float" office:value="1" calcext:value-type="float">
            <text:p>1</text:p>
          </table:table-cell>
          <table:table-cell table:style-name="ce10" table:formula="of:=IF(AND([.H35];[.F3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36220" calcext:value-type="float">
            <text:p>36220</text:p>
          </table:table-cell>
          <table:table-cell office:value-type="float" office:value="61301" calcext:value-type="float">
            <text:p>6130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36];&quot;ZZ&quot;;&quot;LDF&quot;)" office:value-type="string" office:string-value="LDF" calcext:value-type="string">
            <text:p>LDF</text:p>
          </table:table-cell>
          <table:table-cell table:style-name="ce8" table:formula="of:=([.B36]-[.C36])/[.B36]" office:value-type="percentage" office:value="-0.69246272777471" calcext:value-type="percentage">
            <text:p>-69.25%</text:p>
          </table:table-cell>
          <table:table-cell table:formula="of:=IF(([.G36]&gt;0);1;0)" office:value-type="float" office:value="0" calcext:value-type="float">
            <text:p>0</text:p>
          </table:table-cell>
          <table:table-cell table:formula="of:=IF(AND([.H36];[.F36]=&quot;ZZ&quot;);1;0)" office:value-type="float" office:value="0" calcext:value-type="float">
            <text:p>0</text:p>
          </table:table-cell>
          <table:table-cell table:style-name="ce10" table:formula="of:=IF(AND([.H36];[.F3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float" office:value="52238" calcext:value-type="float">
            <text:p>52238</text:p>
          </table:table-cell>
          <table:table-cell office:value-type="float" office:value="4789" calcext:value-type="float">
            <text:p>478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37];&quot;ZZ&quot;;&quot;LDF&quot;)" office:value-type="string" office:string-value="ZZ" calcext:value-type="string">
            <text:p>ZZ</text:p>
          </table:table-cell>
          <table:table-cell table:style-name="ce8" table:formula="of:=([.B37]-[.C37])/[.B37]" office:value-type="percentage" office:value="0.908323442704545" calcext:value-type="percentage">
            <text:p>90.83%</text:p>
          </table:table-cell>
          <table:table-cell table:formula="of:=IF(([.G37]&gt;0);1;0)" office:value-type="float" office:value="1" calcext:value-type="float">
            <text:p>1</text:p>
          </table:table-cell>
          <table:table-cell table:formula="of:=IF(AND([.H37];[.F37]=&quot;ZZ&quot;);1;0)" office:value-type="float" office:value="1" calcext:value-type="float">
            <text:p>1</text:p>
          </table:table-cell>
          <table:table-cell table:style-name="ce10" table:formula="of:=IF(AND([.H37];[.F3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38];&quot;ZZ&quot;;&quot;LDF&quot;)" office:value-type="string" office:string-value="LDF" calcext:value-type="string">
            <text:p>LDF</text:p>
          </table:table-cell>
          <table:table-cell table:style-name="ce8" table:formula="of:=([.B38]-[.C38])/[.B38]" office:value-type="percentage" office:value="0.381944444444444" calcext:value-type="percentage">
            <text:p>38.19%</text:p>
          </table:table-cell>
          <table:table-cell table:formula="of:=IF(([.G38]&gt;0);1;0)" office:value-type="float" office:value="1" calcext:value-type="float">
            <text:p>1</text:p>
          </table:table-cell>
          <table:table-cell table:formula="of:=IF(AND([.H38];[.F38]=&quot;ZZ&quot;);1;0)" office:value-type="float" office:value="0" calcext:value-type="float">
            <text:p>0</text:p>
          </table:table-cell>
          <table:table-cell table:style-name="ce10" table:formula="of:=IF(AND([.H38];[.F38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63244" calcext:value-type="float">
            <text:p>63244</text:p>
          </table:table-cell>
          <table:table-cell office:value-type="float" office:value="110429" calcext:value-type="float">
            <text:p>11042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39];&quot;ZZ&quot;;&quot;LDF&quot;)" office:value-type="string" office:string-value="LDF" calcext:value-type="string">
            <text:p>LDF</text:p>
          </table:table-cell>
          <table:table-cell table:style-name="ce8" table:formula="of:=([.B39]-[.C39])/[.B39]" office:value-type="percentage" office:value="-0.746078679400417" calcext:value-type="percentage">
            <text:p>-74.61%</text:p>
          </table:table-cell>
          <table:table-cell table:formula="of:=IF(([.G39]&gt;0);1;0)" office:value-type="float" office:value="0" calcext:value-type="float">
            <text:p>0</text:p>
          </table:table-cell>
          <table:table-cell table:formula="of:=IF(AND([.H39];[.F39]=&quot;ZZ&quot;);1;0)" office:value-type="float" office:value="0" calcext:value-type="float">
            <text:p>0</text:p>
          </table:table-cell>
          <table:table-cell table:style-name="ce10" table:formula="of:=IF(AND([.H39];[.F3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34329" calcext:value-type="float">
            <text:p>34329</text:p>
          </table:table-cell>
          <table:table-cell office:value-type="float" office:value="27506" calcext:value-type="float">
            <text:p>2750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40];&quot;ZZ&quot;;&quot;LDF&quot;)" office:value-type="string" office:string-value="ZZ" calcext:value-type="string">
            <text:p>ZZ</text:p>
          </table:table-cell>
          <table:table-cell table:style-name="ce8" table:formula="of:=([.B40]-[.C40])/[.B40]" office:value-type="percentage" office:value="0.198753240700283" calcext:value-type="percentage">
            <text:p>19.88%</text:p>
          </table:table-cell>
          <table:table-cell table:formula="of:=IF(([.G40]&gt;0);1;0)" office:value-type="float" office:value="1" calcext:value-type="float">
            <text:p>1</text:p>
          </table:table-cell>
          <table:table-cell table:formula="of:=IF(AND([.H40];[.F40]=&quot;ZZ&quot;);1;0)" office:value-type="float" office:value="1" calcext:value-type="float">
            <text:p>1</text:p>
          </table:table-cell>
          <table:table-cell table:style-name="ce10" table:formula="of:=IF(AND([.H40];[.F4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float" office:value="222420" calcext:value-type="float">
            <text:p>222420</text:p>
          </table:table-cell>
          <table:table-cell office:value-type="float" office:value="50612" calcext:value-type="float">
            <text:p>5061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table:formula="of:=IF([.E41];&quot;ZZ&quot;;&quot;LDF&quot;)" office:value-type="string" office:string-value="ZZ" calcext:value-type="string">
            <text:p>ZZ</text:p>
          </table:table-cell>
          <table:table-cell table:style-name="ce8" table:formula="of:=([.B41]-[.C41])/[.B41]" office:value-type="percentage" office:value="0.772448520816473" calcext:value-type="percentage">
            <text:p>77.24%</text:p>
          </table:table-cell>
          <table:table-cell table:formula="of:=IF(([.G41]&gt;0);1;0)" office:value-type="float" office:value="1" calcext:value-type="float">
            <text:p>1</text:p>
          </table:table-cell>
          <table:table-cell table:formula="of:=IF(AND([.H41];[.F41]=&quot;ZZ&quot;);1;0)" office:value-type="float" office:value="1" calcext:value-type="float">
            <text:p>1</text:p>
          </table:table-cell>
          <table:table-cell table:style-name="ce10" table:formula="of:=IF(AND([.H41];[.F4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739" calcext:value-type="float">
            <text:p>3739</text:p>
          </table:table-cell>
          <table:table-cell office:value-type="float" office:value="4287" calcext:value-type="float">
            <text:p>428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42];&quot;ZZ&quot;;&quot;LDF&quot;)" office:value-type="string" office:string-value="LDF" calcext:value-type="string">
            <text:p>LDF</text:p>
          </table:table-cell>
          <table:table-cell table:style-name="ce8" table:formula="of:=([.B42]-[.C42])/[.B42]" office:value-type="percentage" office:value="-0.146563252206472" calcext:value-type="percentage">
            <text:p>-14.66%</text:p>
          </table:table-cell>
          <table:table-cell table:formula="of:=IF(([.G42]&gt;0);1;0)" office:value-type="float" office:value="0" calcext:value-type="float">
            <text:p>0</text:p>
          </table:table-cell>
          <table:table-cell table:formula="of:=IF(AND([.H42];[.F42]=&quot;ZZ&quot;);1;0)" office:value-type="float" office:value="0" calcext:value-type="float">
            <text:p>0</text:p>
          </table:table-cell>
          <table:table-cell table:style-name="ce10" table:formula="of:=IF(AND([.H42];[.F4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19375" calcext:value-type="float">
            <text:p>19375</text:p>
          </table:table-cell>
          <table:table-cell office:value-type="float" office:value="1218" calcext:value-type="float">
            <text:p>121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43];&quot;ZZ&quot;;&quot;LDF&quot;)" office:value-type="string" office:string-value="ZZ" calcext:value-type="string">
            <text:p>ZZ</text:p>
          </table:table-cell>
          <table:table-cell table:style-name="ce8" table:formula="of:=([.B43]-[.C43])/[.B43]" office:value-type="percentage" office:value="0.937135483870968" calcext:value-type="percentage">
            <text:p>93.71%</text:p>
          </table:table-cell>
          <table:table-cell table:formula="of:=IF(([.G43]&gt;0);1;0)" office:value-type="float" office:value="1" calcext:value-type="float">
            <text:p>1</text:p>
          </table:table-cell>
          <table:table-cell table:formula="of:=IF(AND([.H43];[.F43]=&quot;ZZ&quot;);1;0)" office:value-type="float" office:value="1" calcext:value-type="float">
            <text:p>1</text:p>
          </table:table-cell>
          <table:table-cell table:style-name="ce10" table:formula="of:=IF(AND([.H43];[.F4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float" office:value="59163" calcext:value-type="float">
            <text:p>59163</text:p>
          </table:table-cell>
          <table:table-cell office:value-type="float" office:value="102649" calcext:value-type="float">
            <text:p>10264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44];&quot;ZZ&quot;;&quot;LDF&quot;)" office:value-type="string" office:string-value="LDF" calcext:value-type="string">
            <text:p>LDF</text:p>
          </table:table-cell>
          <table:table-cell table:style-name="ce8" table:formula="of:=([.B44]-[.C44])/[.B44]" office:value-type="percentage" office:value="-0.735020198434833" calcext:value-type="percentage">
            <text:p>-73.50%</text:p>
          </table:table-cell>
          <table:table-cell table:formula="of:=IF(([.G44]&gt;0);1;0)" office:value-type="float" office:value="0" calcext:value-type="float">
            <text:p>0</text:p>
          </table:table-cell>
          <table:table-cell table:formula="of:=IF(AND([.H44];[.F44]=&quot;ZZ&quot;);1;0)" office:value-type="float" office:value="0" calcext:value-type="float">
            <text:p>0</text:p>
          </table:table-cell>
          <table:table-cell table:style-name="ce10" table:formula="of:=IF(AND([.H44];[.F4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float" office:value="1760" calcext:value-type="float">
            <text:p>1760</text:p>
          </table:table-cell>
          <table:table-cell office:value-type="float" office:value="418" calcext:value-type="float">
            <text:p>41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45];&quot;ZZ&quot;;&quot;LDF&quot;)" office:value-type="string" office:string-value="ZZ" calcext:value-type="string">
            <text:p>ZZ</text:p>
          </table:table-cell>
          <table:table-cell table:style-name="ce8" table:formula="of:=([.B45]-[.C45])/[.B45]" office:value-type="percentage" office:value="0.7625" calcext:value-type="percentage">
            <text:p>76.25%</text:p>
          </table:table-cell>
          <table:table-cell table:formula="of:=IF(([.G45]&gt;0);1;0)" office:value-type="float" office:value="1" calcext:value-type="float">
            <text:p>1</text:p>
          </table:table-cell>
          <table:table-cell table:formula="of:=IF(AND([.H45];[.F45]=&quot;ZZ&quot;);1;0)" office:value-type="float" office:value="1" calcext:value-type="float">
            <text:p>1</text:p>
          </table:table-cell>
          <table:table-cell table:style-name="ce10" table:formula="of:=IF(AND([.H45];[.F4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float" office:value="222483" calcext:value-type="float">
            <text:p>222483</text:p>
          </table:table-cell>
          <table:table-cell office:value-type="float" office:value="30389" calcext:value-type="float">
            <text:p>3038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table:formula="of:=IF([.E46];&quot;ZZ&quot;;&quot;LDF&quot;)" office:value-type="string" office:string-value="ZZ" calcext:value-type="string">
            <text:p>ZZ</text:p>
          </table:table-cell>
          <table:table-cell table:style-name="ce8" table:formula="of:=([.B46]-[.C46])/[.B46]" office:value-type="percentage" office:value="0.863409788613063" calcext:value-type="percentage">
            <text:p>86.34%</text:p>
          </table:table-cell>
          <table:table-cell table:formula="of:=IF(([.G46]&gt;0);1;0)" office:value-type="float" office:value="1" calcext:value-type="float">
            <text:p>1</text:p>
          </table:table-cell>
          <table:table-cell table:formula="of:=IF(AND([.H46];[.F46]=&quot;ZZ&quot;);1;0)" office:value-type="float" office:value="1" calcext:value-type="float">
            <text:p>1</text:p>
          </table:table-cell>
          <table:table-cell table:style-name="ce10" table:formula="of:=IF(AND([.H46];[.F4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float" office:value="6146" calcext:value-type="float">
            <text:p>6146</text:p>
          </table:table-cell>
          <table:table-cell office:value-type="float" office:value="4833" calcext:value-type="float">
            <text:p>483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47];&quot;ZZ&quot;;&quot;LDF&quot;)" office:value-type="string" office:string-value="ZZ" calcext:value-type="string">
            <text:p>ZZ</text:p>
          </table:table-cell>
          <table:table-cell table:style-name="ce8" table:formula="of:=([.B47]-[.C47])/[.B47]" office:value-type="percentage" office:value="0.213634884477709" calcext:value-type="percentage">
            <text:p>21.36%</text:p>
          </table:table-cell>
          <table:table-cell table:formula="of:=IF(([.G47]&gt;0);1;0)" office:value-type="float" office:value="1" calcext:value-type="float">
            <text:p>1</text:p>
          </table:table-cell>
          <table:table-cell table:formula="of:=IF(AND([.H47];[.F47]=&quot;ZZ&quot;);1;0)" office:value-type="float" office:value="1" calcext:value-type="float">
            <text:p>1</text:p>
          </table:table-cell>
          <table:table-cell table:style-name="ce10" table:formula="of:=IF(AND([.H47];[.F4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136" calcext:value-type="float">
            <text:p>136</text:p>
          </table:table-cell>
          <table:table-cell office:value-type="float" office:value="1184990" calcext:value-type="float">
            <text:p>1184990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848" calcext:value-type="float">
            <text:p>848</text:p>
          </table:table-cell>
          <table:table-cell table:formula="of:=IF([.E48];&quot;ZZ&quot;;&quot;LDF&quot;)" office:value-type="string" office:string-value="ZZ" calcext:value-type="string">
            <text:p>ZZ</text:p>
          </table:table-cell>
          <table:table-cell table:style-name="ce8" table:formula="of:=([.B48]-[.C48])/[.B48]" office:value-type="percentage" office:value="-8712.16176470588" calcext:value-type="percentage">
            <text:p>-871216.18%</text:p>
          </table:table-cell>
          <table:table-cell table:formula="of:=IF(([.G48]&gt;0);1;0)" office:value-type="float" office:value="0" calcext:value-type="float">
            <text:p>0</text:p>
          </table:table-cell>
          <table:table-cell table:formula="of:=IF(AND([.H48];[.F48]=&quot;ZZ&quot;);1;0)" office:value-type="float" office:value="0" calcext:value-type="float">
            <text:p>0</text:p>
          </table:table-cell>
          <table:table-cell table:style-name="ce10" table:formula="of:=IF(AND([.H48];[.F4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float" office:value="3167" calcext:value-type="float">
            <text:p>3167</text:p>
          </table:table-cell>
          <table:table-cell office:value-type="float" office:value="3833" calcext:value-type="float">
            <text:p>383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49];&quot;ZZ&quot;;&quot;LDF&quot;)" office:value-type="string" office:string-value="LDF" calcext:value-type="string">
            <text:p>LDF</text:p>
          </table:table-cell>
          <table:table-cell table:style-name="ce8" table:formula="of:=([.B49]-[.C49])/[.B49]" office:value-type="percentage" office:value="-0.210293653299653" calcext:value-type="percentage">
            <text:p>-21.03%</text:p>
          </table:table-cell>
          <table:table-cell table:formula="of:=IF(([.G49]&gt;0);1;0)" office:value-type="float" office:value="0" calcext:value-type="float">
            <text:p>0</text:p>
          </table:table-cell>
          <table:table-cell table:formula="of:=IF(AND([.H49];[.F49]=&quot;ZZ&quot;);1;0)" office:value-type="float" office:value="0" calcext:value-type="float">
            <text:p>0</text:p>
          </table:table-cell>
          <table:table-cell table:style-name="ce10" table:formula="of:=IF(AND([.H49];[.F4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911" calcext:value-type="float">
            <text:p>4911</text:p>
          </table:table-cell>
          <table:table-cell office:value-type="float" office:value="5200" calcext:value-type="float">
            <text:p>520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50];&quot;ZZ&quot;;&quot;LDF&quot;)" office:value-type="string" office:string-value="LDF" calcext:value-type="string">
            <text:p>LDF</text:p>
          </table:table-cell>
          <table:table-cell table:style-name="ce8" table:formula="of:=([.B50]-[.C50])/[.B50]" office:value-type="percentage" office:value="-0.0588474852372226" calcext:value-type="percentage">
            <text:p>-5.88%</text:p>
          </table:table-cell>
          <table:table-cell table:formula="of:=IF(([.G50]&gt;0);1;0)" office:value-type="float" office:value="0" calcext:value-type="float">
            <text:p>0</text:p>
          </table:table-cell>
          <table:table-cell table:formula="of:=IF(AND([.H50];[.F50]=&quot;ZZ&quot;);1;0)" office:value-type="float" office:value="0" calcext:value-type="float">
            <text:p>0</text:p>
          </table:table-cell>
          <table:table-cell table:style-name="ce10" table:formula="of:=IF(AND([.H50];[.F5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float" office:value="225995" calcext:value-type="float">
            <text:p>225995</text:p>
          </table:table-cell>
          <table:table-cell office:value-type="float" office:value="234687" calcext:value-type="float">
            <text:p>23468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51];&quot;ZZ&quot;;&quot;LDF&quot;)" office:value-type="string" office:string-value="LDF" calcext:value-type="string">
            <text:p>LDF</text:p>
          </table:table-cell>
          <table:table-cell table:style-name="ce8" table:formula="of:=([.B51]-[.C51])/[.B51]" office:value-type="percentage" office:value="-0.0384610278988473" calcext:value-type="percentage">
            <text:p>-3.85%</text:p>
          </table:table-cell>
          <table:table-cell table:formula="of:=IF(([.G51]&gt;0);1;0)" office:value-type="float" office:value="0" calcext:value-type="float">
            <text:p>0</text:p>
          </table:table-cell>
          <table:table-cell table:formula="of:=IF(AND([.H51];[.F51]=&quot;ZZ&quot;);1;0)" office:value-type="float" office:value="0" calcext:value-type="float">
            <text:p>0</text:p>
          </table:table-cell>
          <table:table-cell table:style-name="ce10" table:formula="of:=IF(AND([.H51];[.F5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52];&quot;ZZ&quot;;&quot;LDF&quot;)" office:value-type="string" office:string-value="LDF" calcext:value-type="string">
            <text:p>LDF</text:p>
          </table:table-cell>
          <table:table-cell table:style-name="ce8" table:formula="of:=([.B52]-[.C52])/[.B52]" office:value-type="percentage" office:value="0.55921052631579" calcext:value-type="percentage">
            <text:p>55.92%</text:p>
          </table:table-cell>
          <table:table-cell table:formula="of:=IF(([.G52]&gt;0);1;0)" office:value-type="float" office:value="1" calcext:value-type="float">
            <text:p>1</text:p>
          </table:table-cell>
          <table:table-cell table:formula="of:=IF(AND([.H52];[.F52]=&quot;ZZ&quot;);1;0)" office:value-type="float" office:value="0" calcext:value-type="float">
            <text:p>0</text:p>
          </table:table-cell>
          <table:table-cell table:style-name="ce10" table:formula="of:=IF(AND([.H52];[.F52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53];&quot;ZZ&quot;;&quot;LDF&quot;)" office:value-type="string" office:string-value="LDF" calcext:value-type="string">
            <text:p>LDF</text:p>
          </table:table-cell>
          <table:table-cell table:style-name="ce8" table:formula="of:=([.B53]-[.C53])/[.B53]" office:value-type="percentage" office:value="0.386138613861386" calcext:value-type="percentage">
            <text:p>38.61%</text:p>
          </table:table-cell>
          <table:table-cell table:formula="of:=IF(([.G53]&gt;0);1;0)" office:value-type="float" office:value="1" calcext:value-type="float">
            <text:p>1</text:p>
          </table:table-cell>
          <table:table-cell table:formula="of:=IF(AND([.H53];[.F53]=&quot;ZZ&quot;);1;0)" office:value-type="float" office:value="0" calcext:value-type="float">
            <text:p>0</text:p>
          </table:table-cell>
          <table:table-cell table:style-name="ce10" table:formula="of:=IF(AND([.H53];[.F53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float" office:value="25017" calcext:value-type="float">
            <text:p>25017</text:p>
          </table:table-cell>
          <table:table-cell office:value-type="float" office:value="3933" calcext:value-type="float">
            <text:p>393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54];&quot;ZZ&quot;;&quot;LDF&quot;)" office:value-type="string" office:string-value="ZZ" calcext:value-type="string">
            <text:p>ZZ</text:p>
          </table:table-cell>
          <table:table-cell table:style-name="ce8" table:formula="of:=([.B54]-[.C54])/[.B54]" office:value-type="percentage" office:value="0.842786904904665" calcext:value-type="percentage">
            <text:p>84.28%</text:p>
          </table:table-cell>
          <table:table-cell table:formula="of:=IF(([.G54]&gt;0);1;0)" office:value-type="float" office:value="1" calcext:value-type="float">
            <text:p>1</text:p>
          </table:table-cell>
          <table:table-cell table:formula="of:=IF(AND([.H54];[.F54]=&quot;ZZ&quot;);1;0)" office:value-type="float" office:value="1" calcext:value-type="float">
            <text:p>1</text:p>
          </table:table-cell>
          <table:table-cell table:style-name="ce10" table:formula="of:=IF(AND([.H54];[.F5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24146" calcext:value-type="float">
            <text:p>24146</text:p>
          </table:table-cell>
          <table:table-cell office:value-type="float" office:value="47029" calcext:value-type="float">
            <text:p>4702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table:formula="of:=IF([.E55];&quot;ZZ&quot;;&quot;LDF&quot;)" office:value-type="string" office:string-value="ZZ" calcext:value-type="string">
            <text:p>ZZ</text:p>
          </table:table-cell>
          <table:table-cell table:style-name="ce8" table:formula="of:=([.B55]-[.C55])/[.B55]" office:value-type="percentage" office:value="-0.947693199701814" calcext:value-type="percentage">
            <text:p>-94.77%</text:p>
          </table:table-cell>
          <table:table-cell table:formula="of:=IF(([.G55]&gt;0);1;0)" office:value-type="float" office:value="0" calcext:value-type="float">
            <text:p>0</text:p>
          </table:table-cell>
          <table:table-cell table:formula="of:=IF(AND([.H55];[.F55]=&quot;ZZ&quot;);1;0)" office:value-type="float" office:value="0" calcext:value-type="float">
            <text:p>0</text:p>
          </table:table-cell>
          <table:table-cell table:style-name="ce10" table:formula="of:=IF(AND([.H55];[.F5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float" office:value="1149" calcext:value-type="float">
            <text:p>1149</text:p>
          </table:table-cell>
          <table:table-cell office:value-type="float" office:value="245" calcext:value-type="float">
            <text:p>24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56];&quot;ZZ&quot;;&quot;LDF&quot;)" office:value-type="string" office:string-value="ZZ" calcext:value-type="string">
            <text:p>ZZ</text:p>
          </table:table-cell>
          <table:table-cell table:style-name="ce8" table:formula="of:=([.B56]-[.C56])/[.B56]" office:value-type="percentage" office:value="0.786771105308964" calcext:value-type="percentage">
            <text:p>78.68%</text:p>
          </table:table-cell>
          <table:table-cell table:formula="of:=IF(([.G56]&gt;0);1;0)" office:value-type="float" office:value="1" calcext:value-type="float">
            <text:p>1</text:p>
          </table:table-cell>
          <table:table-cell table:formula="of:=IF(AND([.H56];[.F56]=&quot;ZZ&quot;);1;0)" office:value-type="float" office:value="1" calcext:value-type="float">
            <text:p>1</text:p>
          </table:table-cell>
          <table:table-cell table:style-name="ce10" table:formula="of:=IF(AND([.H56];[.F5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float" office:value="178833" calcext:value-type="float">
            <text:p>178833</text:p>
          </table:table-cell>
          <table:table-cell office:value-type="float" office:value="54480" calcext:value-type="float">
            <text:p>5448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table:formula="of:=IF([.E57];&quot;ZZ&quot;;&quot;LDF&quot;)" office:value-type="string" office:string-value="ZZ" calcext:value-type="string">
            <text:p>ZZ</text:p>
          </table:table-cell>
          <table:table-cell table:style-name="ce8" table:formula="of:=([.B57]-[.C57])/[.B57]" office:value-type="percentage" office:value="0.695358239251145" calcext:value-type="percentage">
            <text:p>69.54%</text:p>
          </table:table-cell>
          <table:table-cell table:formula="of:=IF(([.G57]&gt;0);1;0)" office:value-type="float" office:value="1" calcext:value-type="float">
            <text:p>1</text:p>
          </table:table-cell>
          <table:table-cell table:formula="of:=IF(AND([.H57];[.F57]=&quot;ZZ&quot;);1;0)" office:value-type="float" office:value="1" calcext:value-type="float">
            <text:p>1</text:p>
          </table:table-cell>
          <table:table-cell table:style-name="ce10" table:formula="of:=IF(AND([.H57];[.F5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50202" calcext:value-type="float">
            <text:p>50202</text:p>
          </table:table-cell>
          <table:table-cell office:value-type="float" office:value="10592" calcext:value-type="float">
            <text:p>1059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formula="of:=IF([.E58];&quot;ZZ&quot;;&quot;LDF&quot;)" office:value-type="string" office:string-value="ZZ" calcext:value-type="string">
            <text:p>ZZ</text:p>
          </table:table-cell>
          <table:table-cell table:style-name="ce8" table:formula="of:=([.B58]-[.C58])/[.B58]" office:value-type="percentage" office:value="0.789012389944624" calcext:value-type="percentage">
            <text:p>78.90%</text:p>
          </table:table-cell>
          <table:table-cell table:formula="of:=IF(([.G58]&gt;0);1;0)" office:value-type="float" office:value="1" calcext:value-type="float">
            <text:p>1</text:p>
          </table:table-cell>
          <table:table-cell table:formula="of:=IF(AND([.H58];[.F58]=&quot;ZZ&quot;);1;0)" office:value-type="float" office:value="1" calcext:value-type="float">
            <text:p>1</text:p>
          </table:table-cell>
          <table:table-cell table:style-name="ce10" table:formula="of:=IF(AND([.H58];[.F5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9809" calcext:value-type="float">
            <text:p>39809</text:p>
          </table:table-cell>
          <table:table-cell office:value-type="float" office:value="11879" calcext:value-type="float">
            <text:p>1187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59];&quot;ZZ&quot;;&quot;LDF&quot;)" office:value-type="string" office:string-value="ZZ" calcext:value-type="string">
            <text:p>ZZ</text:p>
          </table:table-cell>
          <table:table-cell table:style-name="ce8" table:formula="of:=([.B59]-[.C59])/[.B59]" office:value-type="percentage" office:value="0.701600140671707" calcext:value-type="percentage">
            <text:p>70.16%</text:p>
          </table:table-cell>
          <table:table-cell table:formula="of:=IF(([.G59]&gt;0);1;0)" office:value-type="float" office:value="1" calcext:value-type="float">
            <text:p>1</text:p>
          </table:table-cell>
          <table:table-cell table:formula="of:=IF(AND([.H59];[.F59]=&quot;ZZ&quot;);1;0)" office:value-type="float" office:value="1" calcext:value-type="float">
            <text:p>1</text:p>
          </table:table-cell>
          <table:table-cell table:style-name="ce10" table:formula="of:=IF(AND([.H59];[.F5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97946" calcext:value-type="float">
            <text:p>97946</text:p>
          </table:table-cell>
          <table:table-cell office:value-type="float" office:value="2676" calcext:value-type="float">
            <text:p>267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60];&quot;ZZ&quot;;&quot;LDF&quot;)" office:value-type="string" office:string-value="ZZ" calcext:value-type="string">
            <text:p>ZZ</text:p>
          </table:table-cell>
          <table:table-cell table:style-name="ce8" table:formula="of:=([.B60]-[.C60])/[.B60]" office:value-type="percentage" office:value="0.972678823024932" calcext:value-type="percentage">
            <text:p>97.27%</text:p>
          </table:table-cell>
          <table:table-cell table:formula="of:=IF(([.G60]&gt;0);1;0)" office:value-type="float" office:value="1" calcext:value-type="float">
            <text:p>1</text:p>
          </table:table-cell>
          <table:table-cell table:formula="of:=IF(AND([.H60];[.F60]=&quot;ZZ&quot;);1;0)" office:value-type="float" office:value="1" calcext:value-type="float">
            <text:p>1</text:p>
          </table:table-cell>
          <table:table-cell table:style-name="ce10" table:formula="of:=IF(AND([.H60];[.F6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float" office:value="185965" calcext:value-type="float">
            <text:p>185965</text:p>
          </table:table-cell>
          <table:table-cell office:value-type="float" office:value="9504" calcext:value-type="float">
            <text:p>950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formula="of:=IF([.E61];&quot;ZZ&quot;;&quot;LDF&quot;)" office:value-type="string" office:string-value="ZZ" calcext:value-type="string">
            <text:p>ZZ</text:p>
          </table:table-cell>
          <table:table-cell table:style-name="ce8" table:formula="of:=([.B61]-[.C61])/[.B61]" office:value-type="percentage" office:value="0.948893609012448" calcext:value-type="percentage">
            <text:p>94.89%</text:p>
          </table:table-cell>
          <table:table-cell table:formula="of:=IF(([.G61]&gt;0);1;0)" office:value-type="float" office:value="1" calcext:value-type="float">
            <text:p>1</text:p>
          </table:table-cell>
          <table:table-cell table:formula="of:=IF(AND([.H61];[.F61]=&quot;ZZ&quot;);1;0)" office:value-type="float" office:value="1" calcext:value-type="float">
            <text:p>1</text:p>
          </table:table-cell>
          <table:table-cell table:style-name="ce10" table:formula="of:=IF(AND([.H61];[.F6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float" office:value="1082" calcext:value-type="float">
            <text:p>1082</text:p>
          </table:table-cell>
          <table:table-cell office:value-type="float" office:value="349" calcext:value-type="float">
            <text:p>34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62];&quot;ZZ&quot;;&quot;LDF&quot;)" office:value-type="string" office:string-value="ZZ" calcext:value-type="string">
            <text:p>ZZ</text:p>
          </table:table-cell>
          <table:table-cell table:style-name="ce8" table:formula="of:=([.B62]-[.C62])/[.B62]" office:value-type="percentage" office:value="0.677449168207024" calcext:value-type="percentage">
            <text:p>67.74%</text:p>
          </table:table-cell>
          <table:table-cell table:formula="of:=IF(([.G62]&gt;0);1;0)" office:value-type="float" office:value="1" calcext:value-type="float">
            <text:p>1</text:p>
          </table:table-cell>
          <table:table-cell table:formula="of:=IF(AND([.H62];[.F62]=&quot;ZZ&quot;);1;0)" office:value-type="float" office:value="1" calcext:value-type="float">
            <text:p>1</text:p>
          </table:table-cell>
          <table:table-cell table:style-name="ce10" table:formula="of:=IF(AND([.H62];[.F6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float" office:value="22932" calcext:value-type="float">
            <text:p>22932</text:p>
          </table:table-cell>
          <table:table-cell office:value-type="float" office:value="2630" calcext:value-type="float">
            <text:p>263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63];&quot;ZZ&quot;;&quot;LDF&quot;)" office:value-type="string" office:string-value="ZZ" calcext:value-type="string">
            <text:p>ZZ</text:p>
          </table:table-cell>
          <table:table-cell table:style-name="ce8" table:formula="of:=([.B63]-[.C63])/[.B63]" office:value-type="percentage" office:value="0.885313099598814" calcext:value-type="percentage">
            <text:p>88.53%</text:p>
          </table:table-cell>
          <table:table-cell table:formula="of:=IF(([.G63]&gt;0);1;0)" office:value-type="float" office:value="1" calcext:value-type="float">
            <text:p>1</text:p>
          </table:table-cell>
          <table:table-cell table:formula="of:=IF(AND([.H63];[.F63]=&quot;ZZ&quot;);1;0)" office:value-type="float" office:value="1" calcext:value-type="float">
            <text:p>1</text:p>
          </table:table-cell>
          <table:table-cell table:style-name="ce10" table:formula="of:=IF(AND([.H63];[.F6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float" office:value="29182" calcext:value-type="float">
            <text:p>29182</text:p>
          </table:table-cell>
          <table:table-cell office:value-type="float" office:value="810" calcext:value-type="float">
            <text:p>81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64];&quot;ZZ&quot;;&quot;LDF&quot;)" office:value-type="string" office:string-value="ZZ" calcext:value-type="string">
            <text:p>ZZ</text:p>
          </table:table-cell>
          <table:table-cell table:style-name="ce8" table:formula="of:=([.B64]-[.C64])/[.B64]" office:value-type="percentage" office:value="0.972243163593996" calcext:value-type="percentage">
            <text:p>97.22%</text:p>
          </table:table-cell>
          <table:table-cell table:formula="of:=IF(([.G64]&gt;0);1;0)" office:value-type="float" office:value="1" calcext:value-type="float">
            <text:p>1</text:p>
          </table:table-cell>
          <table:table-cell table:formula="of:=IF(AND([.H64];[.F64]=&quot;ZZ&quot;);1;0)" office:value-type="float" office:value="1" calcext:value-type="float">
            <text:p>1</text:p>
          </table:table-cell>
          <table:table-cell table:style-name="ce10" table:formula="of:=IF(AND([.H64];[.F6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float" office:value="63132" calcext:value-type="float">
            <text:p>63132</text:p>
          </table:table-cell>
          <table:table-cell office:value-type="float" office:value="64216" calcext:value-type="float">
            <text:p>6421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65];&quot;ZZ&quot;;&quot;LDF&quot;)" office:value-type="string" office:string-value="LDF" calcext:value-type="string">
            <text:p>LDF</text:p>
          </table:table-cell>
          <table:table-cell table:style-name="ce8" table:formula="of:=([.B65]-[.C65])/[.B65]" office:value-type="percentage" office:value="-0.0171703731863397" calcext:value-type="percentage">
            <text:p>-1.72%</text:p>
          </table:table-cell>
          <table:table-cell table:formula="of:=IF(([.G65]&gt;0);1;0)" office:value-type="float" office:value="0" calcext:value-type="float">
            <text:p>0</text:p>
          </table:table-cell>
          <table:table-cell table:formula="of:=IF(AND([.H65];[.F65]=&quot;ZZ&quot;);1;0)" office:value-type="float" office:value="0" calcext:value-type="float">
            <text:p>0</text:p>
          </table:table-cell>
          <table:table-cell table:style-name="ce10" table:formula="of:=IF(AND([.H65];[.F6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float" office:value="20964" calcext:value-type="float">
            <text:p>20964</text:p>
          </table:table-cell>
          <table:table-cell office:value-type="float" office:value="1499" calcext:value-type="float">
            <text:p>149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66];&quot;ZZ&quot;;&quot;LDF&quot;)" office:value-type="string" office:string-value="ZZ" calcext:value-type="string">
            <text:p>ZZ</text:p>
          </table:table-cell>
          <table:table-cell table:style-name="ce8" table:formula="of:=([.B66]-[.C66])/[.B66]" office:value-type="percentage" office:value="0.928496470139286" calcext:value-type="percentage">
            <text:p>92.85%</text:p>
          </table:table-cell>
          <table:table-cell table:formula="of:=IF(([.G66]&gt;0);1;0)" office:value-type="float" office:value="1" calcext:value-type="float">
            <text:p>1</text:p>
          </table:table-cell>
          <table:table-cell table:formula="of:=IF(AND([.H66];[.F66]=&quot;ZZ&quot;);1;0)" office:value-type="float" office:value="1" calcext:value-type="float">
            <text:p>1</text:p>
          </table:table-cell>
          <table:table-cell table:style-name="ce10" table:formula="of:=IF(AND([.H66];[.F6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float" office:value="203" calcext:value-type="float">
            <text:p>203</text:p>
          </table:table-cell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67];&quot;ZZ&quot;;&quot;LDF&quot;)" office:value-type="string" office:string-value="LDF" calcext:value-type="string">
            <text:p>LDF</text:p>
          </table:table-cell>
          <table:table-cell table:style-name="ce8" table:formula="of:=([.B67]-[.C67])/[.B67]" office:value-type="percentage" office:value="0.660098522167488" calcext:value-type="percentage">
            <text:p>66.01%</text:p>
          </table:table-cell>
          <table:table-cell table:formula="of:=IF(([.G67]&gt;0);1;0)" office:value-type="float" office:value="1" calcext:value-type="float">
            <text:p>1</text:p>
          </table:table-cell>
          <table:table-cell table:formula="of:=IF(AND([.H67];[.F67]=&quot;ZZ&quot;);1;0)" office:value-type="float" office:value="0" calcext:value-type="float">
            <text:p>0</text:p>
          </table:table-cell>
          <table:table-cell table:style-name="ce10" table:formula="of:=IF(AND([.H67];[.F67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56" calcext:value-type="float">
            <text:p>10256</text:p>
          </table:table-cell>
          <table:table-cell office:value-type="float" office:value="2408" calcext:value-type="float">
            <text:p>2408</text:p>
          </table:table-cell>
          <table:table-cell office:value-type="float" office:value="5867" calcext:value-type="float">
            <text:p>586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68];&quot;ZZ&quot;;&quot;LDF&quot;)" office:value-type="string" office:string-value="LDF" calcext:value-type="string">
            <text:p>LDF</text:p>
          </table:table-cell>
          <table:table-cell table:style-name="ce8" table:formula="of:=([.B68]-[.C68])/[.B68]" office:value-type="percentage" office:value="-1.43646179401993" calcext:value-type="percentage">
            <text:p>-143.65%</text:p>
          </table:table-cell>
          <table:table-cell table:formula="of:=IF(([.G68]&gt;0);1;0)" office:value-type="float" office:value="0" calcext:value-type="float">
            <text:p>0</text:p>
          </table:table-cell>
          <table:table-cell table:formula="of:=IF(AND([.H68];[.F68]=&quot;ZZ&quot;);1;0)" office:value-type="float" office:value="0" calcext:value-type="float">
            <text:p>0</text:p>
          </table:table-cell>
          <table:table-cell table:style-name="ce10" table:formula="of:=IF(AND([.H68];[.F6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float" office:value="56933" calcext:value-type="float">
            <text:p>56933</text:p>
          </table:table-cell>
          <table:table-cell office:value-type="float" office:value="56934" calcext:value-type="float">
            <text:p>5693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69];&quot;ZZ&quot;;&quot;LDF&quot;)" office:value-type="string" office:string-value="LDF" calcext:value-type="string">
            <text:p>LDF</text:p>
          </table:table-cell>
          <table:table-cell table:style-name="ce8" table:formula="of:=([.B69]-[.C69])/[.B69]" office:value-type="percentage" office:value="-0.0000175645056469886" calcext:value-type="percentage">
            <text:p>0.00%</text:p>
          </table:table-cell>
          <table:table-cell table:formula="of:=IF(([.G69]&gt;0);1;0)" office:value-type="float" office:value="0" calcext:value-type="float">
            <text:p>0</text:p>
          </table:table-cell>
          <table:table-cell table:formula="of:=IF(AND([.H69];[.F69]=&quot;ZZ&quot;);1;0)" office:value-type="float" office:value="0" calcext:value-type="float">
            <text:p>0</text:p>
          </table:table-cell>
          <table:table-cell table:style-name="ce10" table:formula="of:=IF(AND([.H69];[.F6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8" calcext:value-type="float">
            <text:p>10258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70];&quot;ZZ&quot;;&quot;LDF&quot;)" office:value-type="string" office:string-value="LDF" calcext:value-type="string">
            <text:p>LDF</text:p>
          </table:table-cell>
          <table:table-cell table:style-name="ce8" table:formula="of:=([.B70]-[.C70])/[.B70]" office:value-type="percentage" office:value="0.264285714285714" calcext:value-type="percentage">
            <text:p>26.43%</text:p>
          </table:table-cell>
          <table:table-cell table:formula="of:=IF(([.G70]&gt;0);1;0)" office:value-type="float" office:value="1" calcext:value-type="float">
            <text:p>1</text:p>
          </table:table-cell>
          <table:table-cell table:formula="of:=IF(AND([.H70];[.F70]=&quot;ZZ&quot;);1;0)" office:value-type="float" office:value="0" calcext:value-type="float">
            <text:p>0</text:p>
          </table:table-cell>
          <table:table-cell table:style-name="ce10" table:formula="of:=IF(AND([.H70];[.F70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float" office:value="16670" calcext:value-type="float">
            <text:p>16670</text:p>
          </table:table-cell>
          <table:table-cell office:value-type="float" office:value="18248" calcext:value-type="float">
            <text:p>1824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formula="of:=IF([.E71];&quot;ZZ&quot;;&quot;LDF&quot;)" office:value-type="string" office:string-value="ZZ" calcext:value-type="string">
            <text:p>ZZ</text:p>
          </table:table-cell>
          <table:table-cell table:style-name="ce8" table:formula="of:=([.B71]-[.C71])/[.B71]" office:value-type="percentage" office:value="-0.0946610677864427" calcext:value-type="percentage">
            <text:p>-9.47%</text:p>
          </table:table-cell>
          <table:table-cell table:formula="of:=IF(([.G71]&gt;0);1;0)" office:value-type="float" office:value="0" calcext:value-type="float">
            <text:p>0</text:p>
          </table:table-cell>
          <table:table-cell table:formula="of:=IF(AND([.H71];[.F71]=&quot;ZZ&quot;);1;0)" office:value-type="float" office:value="0" calcext:value-type="float">
            <text:p>0</text:p>
          </table:table-cell>
          <table:table-cell table:style-name="ce10" table:formula="of:=IF(AND([.H71];[.F7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69" calcext:value-type="float">
            <text:p>269</text:p>
          </table:table-cell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72];&quot;ZZ&quot;;&quot;LDF&quot;)" office:value-type="string" office:string-value="LDF" calcext:value-type="string">
            <text:p>LDF</text:p>
          </table:table-cell>
          <table:table-cell table:style-name="ce8" table:formula="of:=([.B72]-[.C72])/[.B72]" office:value-type="percentage" office:value="0.687732342007435" calcext:value-type="percentage">
            <text:p>68.77%</text:p>
          </table:table-cell>
          <table:table-cell table:formula="of:=IF(([.G72]&gt;0);1;0)" office:value-type="float" office:value="1" calcext:value-type="float">
            <text:p>1</text:p>
          </table:table-cell>
          <table:table-cell table:formula="of:=IF(AND([.H72];[.F72]=&quot;ZZ&quot;);1;0)" office:value-type="float" office:value="0" calcext:value-type="float">
            <text:p>0</text:p>
          </table:table-cell>
          <table:table-cell table:style-name="ce10" table:formula="of:=IF(AND([.H72];[.F72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73];&quot;ZZ&quot;;&quot;LDF&quot;)" office:value-type="string" office:string-value="ZZ" calcext:value-type="string">
            <text:p>ZZ</text:p>
          </table:table-cell>
          <table:table-cell table:style-name="ce8" table:formula="of:=([.B73]-[.C73])/[.B73]" office:value-type="percentage" office:value="0.369918699186992" calcext:value-type="percentage">
            <text:p>36.99%</text:p>
          </table:table-cell>
          <table:table-cell table:formula="of:=IF(([.G73]&gt;0);1;0)" office:value-type="float" office:value="1" calcext:value-type="float">
            <text:p>1</text:p>
          </table:table-cell>
          <table:table-cell table:formula="of:=IF(AND([.H73];[.F73]=&quot;ZZ&quot;);1;0)" office:value-type="float" office:value="1" calcext:value-type="float">
            <text:p>1</text:p>
          </table:table-cell>
          <table:table-cell table:style-name="ce10" table:formula="of:=IF(AND([.H73];[.F7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float" office:value="63905" calcext:value-type="float">
            <text:p>63905</text:p>
          </table:table-cell>
          <table:table-cell office:value-type="float" office:value="63483" calcext:value-type="float">
            <text:p>6348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74];&quot;ZZ&quot;;&quot;LDF&quot;)" office:value-type="string" office:string-value="LDF" calcext:value-type="string">
            <text:p>LDF</text:p>
          </table:table-cell>
          <table:table-cell table:style-name="ce8" table:formula="of:=([.B74]-[.C74])/[.B74]" office:value-type="percentage" office:value="0.00660355214771927" calcext:value-type="percentage">
            <text:p>0.66%</text:p>
          </table:table-cell>
          <table:table-cell table:formula="of:=IF(([.G74]&gt;0);1;0)" office:value-type="float" office:value="1" calcext:value-type="float">
            <text:p>1</text:p>
          </table:table-cell>
          <table:table-cell table:formula="of:=IF(AND([.H74];[.F74]=&quot;ZZ&quot;);1;0)" office:value-type="float" office:value="0" calcext:value-type="float">
            <text:p>0</text:p>
          </table:table-cell>
          <table:table-cell table:style-name="ce10" table:formula="of:=IF(AND([.H74];[.F74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float" office:value="118657" calcext:value-type="float">
            <text:p>118657</text:p>
          </table:table-cell>
          <table:table-cell office:value-type="float" office:value="5582" calcext:value-type="float">
            <text:p>558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75];&quot;ZZ&quot;;&quot;LDF&quot;)" office:value-type="string" office:string-value="ZZ" calcext:value-type="string">
            <text:p>ZZ</text:p>
          </table:table-cell>
          <table:table-cell table:style-name="ce8" table:formula="of:=([.B75]-[.C75])/[.B75]" office:value-type="percentage" office:value="0.952956841989937" calcext:value-type="percentage">
            <text:p>95.30%</text:p>
          </table:table-cell>
          <table:table-cell table:formula="of:=IF(([.G75]&gt;0);1;0)" office:value-type="float" office:value="1" calcext:value-type="float">
            <text:p>1</text:p>
          </table:table-cell>
          <table:table-cell table:formula="of:=IF(AND([.H75];[.F75]=&quot;ZZ&quot;);1;0)" office:value-type="float" office:value="1" calcext:value-type="float">
            <text:p>1</text:p>
          </table:table-cell>
          <table:table-cell table:style-name="ce10" table:formula="of:=IF(AND([.H75];[.F7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float" office:value="49467" calcext:value-type="float">
            <text:p>49467</text:p>
          </table:table-cell>
          <table:table-cell office:value-type="float" office:value="58272" calcext:value-type="float">
            <text:p>5827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table:formula="of:=IF([.E76];&quot;ZZ&quot;;&quot;LDF&quot;)" office:value-type="string" office:string-value="ZZ" calcext:value-type="string">
            <text:p>ZZ</text:p>
          </table:table-cell>
          <table:table-cell table:style-name="ce8" table:formula="of:=([.B76]-[.C76])/[.B76]" office:value-type="percentage" office:value="-0.177997452847353" calcext:value-type="percentage">
            <text:p>-17.80%</text:p>
          </table:table-cell>
          <table:table-cell table:formula="of:=IF(([.G76]&gt;0);1;0)" office:value-type="float" office:value="0" calcext:value-type="float">
            <text:p>0</text:p>
          </table:table-cell>
          <table:table-cell table:formula="of:=IF(AND([.H76];[.F76]=&quot;ZZ&quot;);1;0)" office:value-type="float" office:value="0" calcext:value-type="float">
            <text:p>0</text:p>
          </table:table-cell>
          <table:table-cell table:style-name="ce10" table:formula="of:=IF(AND([.H76];[.F7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227" calcext:value-type="float">
            <text:p>1227</text:p>
          </table:table-cell>
          <table:table-cell office:value-type="float" office:value="219" calcext:value-type="float">
            <text:p>21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77];&quot;ZZ&quot;;&quot;LDF&quot;)" office:value-type="string" office:string-value="ZZ" calcext:value-type="string">
            <text:p>ZZ</text:p>
          </table:table-cell>
          <table:table-cell table:style-name="ce8" table:formula="of:=([.B77]-[.C77])/[.B77]" office:value-type="percentage" office:value="0.821515892420538" calcext:value-type="percentage">
            <text:p>82.15%</text:p>
          </table:table-cell>
          <table:table-cell table:formula="of:=IF(([.G77]&gt;0);1;0)" office:value-type="float" office:value="1" calcext:value-type="float">
            <text:p>1</text:p>
          </table:table-cell>
          <table:table-cell table:formula="of:=IF(AND([.H77];[.F77]=&quot;ZZ&quot;);1;0)" office:value-type="float" office:value="1" calcext:value-type="float">
            <text:p>1</text:p>
          </table:table-cell>
          <table:table-cell table:style-name="ce10" table:formula="of:=IF(AND([.H77];[.F7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140558" calcext:value-type="float">
            <text:p>140558</text:p>
          </table:table-cell>
          <table:table-cell office:value-type="float" office:value="21086" calcext:value-type="float">
            <text:p>2108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formula="of:=IF([.E78];&quot;ZZ&quot;;&quot;LDF&quot;)" office:value-type="string" office:string-value="ZZ" calcext:value-type="string">
            <text:p>ZZ</text:p>
          </table:table-cell>
          <table:table-cell table:style-name="ce8" table:formula="of:=([.B78]-[.C78])/[.B78]" office:value-type="percentage" office:value="0.849983636648216" calcext:value-type="percentage">
            <text:p>85.00%</text:p>
          </table:table-cell>
          <table:table-cell table:formula="of:=IF(([.G78]&gt;0);1;0)" office:value-type="float" office:value="1" calcext:value-type="float">
            <text:p>1</text:p>
          </table:table-cell>
          <table:table-cell table:formula="of:=IF(AND([.H78];[.F78]=&quot;ZZ&quot;);1;0)" office:value-type="float" office:value="1" calcext:value-type="float">
            <text:p>1</text:p>
          </table:table-cell>
          <table:table-cell table:style-name="ce10" table:formula="of:=IF(AND([.H78];[.F7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float" office:value="29664" calcext:value-type="float">
            <text:p>29664</text:p>
          </table:table-cell>
          <table:table-cell office:value-type="float" office:value="813" calcext:value-type="float">
            <text:p>81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79];&quot;ZZ&quot;;&quot;LDF&quot;)" office:value-type="string" office:string-value="ZZ" calcext:value-type="string">
            <text:p>ZZ</text:p>
          </table:table-cell>
          <table:table-cell table:style-name="ce8" table:formula="of:=([.B79]-[.C79])/[.B79]" office:value-type="percentage" office:value="0.972593042071197" calcext:value-type="percentage">
            <text:p>97.26%</text:p>
          </table:table-cell>
          <table:table-cell table:formula="of:=IF(([.G79]&gt;0);1;0)" office:value-type="float" office:value="1" calcext:value-type="float">
            <text:p>1</text:p>
          </table:table-cell>
          <table:table-cell table:formula="of:=IF(AND([.H79];[.F79]=&quot;ZZ&quot;);1;0)" office:value-type="float" office:value="1" calcext:value-type="float">
            <text:p>1</text:p>
          </table:table-cell>
          <table:table-cell table:style-name="ce10" table:formula="of:=IF(AND([.H79];[.F7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float" office:value="346" calcext:value-type="float">
            <text:p>346</text:p>
          </table:table-cell>
          <table:table-cell office:value-type="float" office:value="305" calcext:value-type="float">
            <text:p>30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80];&quot;ZZ&quot;;&quot;LDF&quot;)" office:value-type="string" office:string-value="ZZ" calcext:value-type="string">
            <text:p>ZZ</text:p>
          </table:table-cell>
          <table:table-cell table:style-name="ce8" table:formula="of:=([.B80]-[.C80])/[.B80]" office:value-type="percentage" office:value="0.11849710982659" calcext:value-type="percentage">
            <text:p>11.85%</text:p>
          </table:table-cell>
          <table:table-cell table:formula="of:=IF(([.G80]&gt;0);1;0)" office:value-type="float" office:value="1" calcext:value-type="float">
            <text:p>1</text:p>
          </table:table-cell>
          <table:table-cell table:formula="of:=IF(AND([.H80];[.F80]=&quot;ZZ&quot;);1;0)" office:value-type="float" office:value="1" calcext:value-type="float">
            <text:p>1</text:p>
          </table:table-cell>
          <table:table-cell table:style-name="ce10" table:formula="of:=IF(AND([.H80];[.F8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float" office:value="50681" calcext:value-type="float">
            <text:p>50681</text:p>
          </table:table-cell>
          <table:table-cell office:value-type="float" office:value="60441" calcext:value-type="float">
            <text:p>6044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table:formula="of:=IF([.E81];&quot;ZZ&quot;;&quot;LDF&quot;)" office:value-type="string" office:string-value="ZZ" calcext:value-type="string">
            <text:p>ZZ</text:p>
          </table:table-cell>
          <table:table-cell table:style-name="ce8" table:formula="of:=([.B81]-[.C81])/[.B81]" office:value-type="percentage" office:value="-0.192577099899371" calcext:value-type="percentage">
            <text:p>-19.26%</text:p>
          </table:table-cell>
          <table:table-cell table:formula="of:=IF(([.G81]&gt;0);1;0)" office:value-type="float" office:value="0" calcext:value-type="float">
            <text:p>0</text:p>
          </table:table-cell>
          <table:table-cell table:formula="of:=IF(AND([.H81];[.F81]=&quot;ZZ&quot;);1;0)" office:value-type="float" office:value="0" calcext:value-type="float">
            <text:p>0</text:p>
          </table:table-cell>
          <table:table-cell table:style-name="ce10" table:formula="of:=IF(AND([.H81];[.F8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float" office:value="290" calcext:value-type="float">
            <text:p>290</text:p>
          </table:table-cell>
          <table:table-cell office:value-type="float" office:value="186" calcext:value-type="float">
            <text:p>18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82];&quot;ZZ&quot;;&quot;LDF&quot;)" office:value-type="string" office:string-value="LDF" calcext:value-type="string">
            <text:p>LDF</text:p>
          </table:table-cell>
          <table:table-cell table:style-name="ce8" table:formula="of:=([.B82]-[.C82])/[.B82]" office:value-type="percentage" office:value="0.358620689655172" calcext:value-type="percentage">
            <text:p>35.86%</text:p>
          </table:table-cell>
          <table:table-cell table:formula="of:=IF(([.G82]&gt;0);1;0)" office:value-type="float" office:value="1" calcext:value-type="float">
            <text:p>1</text:p>
          </table:table-cell>
          <table:table-cell table:formula="of:=IF(AND([.H82];[.F82]=&quot;ZZ&quot;);1;0)" office:value-type="float" office:value="0" calcext:value-type="float">
            <text:p>0</text:p>
          </table:table-cell>
          <table:table-cell table:style-name="ce10" table:formula="of:=IF(AND([.H82];[.F82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7675" calcext:value-type="float">
            <text:p>17675</text:p>
          </table:table-cell>
          <table:table-cell office:value-type="float" office:value="1677" calcext:value-type="float">
            <text:p>167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83];&quot;ZZ&quot;;&quot;LDF&quot;)" office:value-type="string" office:string-value="ZZ" calcext:value-type="string">
            <text:p>ZZ</text:p>
          </table:table-cell>
          <table:table-cell table:style-name="ce8" table:formula="of:=([.B83]-[.C83])/[.B83]" office:value-type="percentage" office:value="0.905120226308345" calcext:value-type="percentage">
            <text:p>90.51%</text:p>
          </table:table-cell>
          <table:table-cell table:formula="of:=IF(([.G83]&gt;0);1;0)" office:value-type="float" office:value="1" calcext:value-type="float">
            <text:p>1</text:p>
          </table:table-cell>
          <table:table-cell table:formula="of:=IF(AND([.H83];[.F83]=&quot;ZZ&quot;);1;0)" office:value-type="float" office:value="1" calcext:value-type="float">
            <text:p>1</text:p>
          </table:table-cell>
          <table:table-cell table:style-name="ce10" table:formula="of:=IF(AND([.H83];[.F8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3424" calcext:value-type="float">
            <text:p>3424</text:p>
          </table:table-cell>
          <table:table-cell office:value-type="float" office:value="716" calcext:value-type="float">
            <text:p>71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84];&quot;ZZ&quot;;&quot;LDF&quot;)" office:value-type="string" office:string-value="ZZ" calcext:value-type="string">
            <text:p>ZZ</text:p>
          </table:table-cell>
          <table:table-cell table:style-name="ce8" table:formula="of:=([.B84]-[.C84])/[.B84]" office:value-type="percentage" office:value="0.79088785046729" calcext:value-type="percentage">
            <text:p>79.09%</text:p>
          </table:table-cell>
          <table:table-cell table:formula="of:=IF(([.G84]&gt;0);1;0)" office:value-type="float" office:value="1" calcext:value-type="float">
            <text:p>1</text:p>
          </table:table-cell>
          <table:table-cell table:formula="of:=IF(AND([.H84];[.F84]=&quot;ZZ&quot;);1;0)" office:value-type="float" office:value="1" calcext:value-type="float">
            <text:p>1</text:p>
          </table:table-cell>
          <table:table-cell table:style-name="ce10" table:formula="of:=IF(AND([.H84];[.F8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float" office:value="201" calcext:value-type="float">
            <text:p>201</text:p>
          </table:table-cell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85];&quot;ZZ&quot;;&quot;LDF&quot;)" office:value-type="string" office:string-value="LDF" calcext:value-type="string">
            <text:p>LDF</text:p>
          </table:table-cell>
          <table:table-cell table:style-name="ce8" table:formula="of:=([.B85]-[.C85])/[.B85]" office:value-type="percentage" office:value="0.368159203980099" calcext:value-type="percentage">
            <text:p>36.82%</text:p>
          </table:table-cell>
          <table:table-cell table:formula="of:=IF(([.G85]&gt;0);1;0)" office:value-type="float" office:value="1" calcext:value-type="float">
            <text:p>1</text:p>
          </table:table-cell>
          <table:table-cell table:formula="of:=IF(AND([.H85];[.F85]=&quot;ZZ&quot;);1;0)" office:value-type="float" office:value="0" calcext:value-type="float">
            <text:p>0</text:p>
          </table:table-cell>
          <table:table-cell table:style-name="ce10" table:formula="of:=IF(AND([.H85];[.F85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148" calcext:value-type="float">
            <text:p>148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86];&quot;ZZ&quot;;&quot;LDF&quot;)" office:value-type="string" office:string-value="LDF" calcext:value-type="string">
            <text:p>LDF</text:p>
          </table:table-cell>
          <table:table-cell table:style-name="ce8" table:formula="of:=([.B86]-[.C86])/[.B86]" office:value-type="percentage" office:value="0.47972972972973" calcext:value-type="percentage">
            <text:p>47.97%</text:p>
          </table:table-cell>
          <table:table-cell table:formula="of:=IF(([.G86]&gt;0);1;0)" office:value-type="float" office:value="1" calcext:value-type="float">
            <text:p>1</text:p>
          </table:table-cell>
          <table:table-cell table:formula="of:=IF(AND([.H86];[.F86]=&quot;ZZ&quot;);1;0)" office:value-type="float" office:value="0" calcext:value-type="float">
            <text:p>0</text:p>
          </table:table-cell>
          <table:table-cell table:style-name="ce10" table:formula="of:=IF(AND([.H86];[.F86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87];&quot;ZZ&quot;;&quot;LDF&quot;)" office:value-type="string" office:string-value="LDF" calcext:value-type="string">
            <text:p>LDF</text:p>
          </table:table-cell>
          <table:table-cell table:style-name="ce8" table:formula="of:=([.B87]-[.C87])/[.B87]" office:value-type="percentage" office:value="0.418918918918919" calcext:value-type="percentage">
            <text:p>41.89%</text:p>
          </table:table-cell>
          <table:table-cell table:formula="of:=IF(([.G87]&gt;0);1;0)" office:value-type="float" office:value="1" calcext:value-type="float">
            <text:p>1</text:p>
          </table:table-cell>
          <table:table-cell table:formula="of:=IF(AND([.H87];[.F87]=&quot;ZZ&quot;);1;0)" office:value-type="float" office:value="0" calcext:value-type="float">
            <text:p>0</text:p>
          </table:table-cell>
          <table:table-cell table:style-name="ce10" table:formula="of:=IF(AND([.H87];[.F87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84" calcext:value-type="float">
            <text:p>10284</text:p>
          </table:table-cell>
          <table:table-cell office:value-type="float" office:value="56521" calcext:value-type="float">
            <text:p>56521</text:p>
          </table:table-cell>
          <table:table-cell office:value-type="float" office:value="57039" calcext:value-type="float">
            <text:p>5703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88];&quot;ZZ&quot;;&quot;LDF&quot;)" office:value-type="string" office:string-value="LDF" calcext:value-type="string">
            <text:p>LDF</text:p>
          </table:table-cell>
          <table:table-cell table:style-name="ce8" table:formula="of:=([.B88]-[.C88])/[.B88]" office:value-type="percentage" office:value="-0.00916473523115302" calcext:value-type="percentage">
            <text:p>-0.92%</text:p>
          </table:table-cell>
          <table:table-cell table:formula="of:=IF(([.G88]&gt;0);1;0)" office:value-type="float" office:value="0" calcext:value-type="float">
            <text:p>0</text:p>
          </table:table-cell>
          <table:table-cell table:formula="of:=IF(AND([.H88];[.F88]=&quot;ZZ&quot;);1;0)" office:value-type="float" office:value="0" calcext:value-type="float">
            <text:p>0</text:p>
          </table:table-cell>
          <table:table-cell table:style-name="ce10" table:formula="of:=IF(AND([.H88];[.F8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float" office:value="17366" calcext:value-type="float">
            <text:p>17366</text:p>
          </table:table-cell>
          <table:table-cell office:value-type="float" office:value="17840" calcext:value-type="float">
            <text:p>1784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89];&quot;ZZ&quot;;&quot;LDF&quot;)" office:value-type="string" office:string-value="LDF" calcext:value-type="string">
            <text:p>LDF</text:p>
          </table:table-cell>
          <table:table-cell table:style-name="ce8" table:formula="of:=([.B89]-[.C89])/[.B89]" office:value-type="percentage" office:value="-0.0272947138085915" calcext:value-type="percentage">
            <text:p>-2.73%</text:p>
          </table:table-cell>
          <table:table-cell table:formula="of:=IF(([.G89]&gt;0);1;0)" office:value-type="float" office:value="0" calcext:value-type="float">
            <text:p>0</text:p>
          </table:table-cell>
          <table:table-cell table:formula="of:=IF(AND([.H89];[.F89]=&quot;ZZ&quot;);1;0)" office:value-type="float" office:value="0" calcext:value-type="float">
            <text:p>0</text:p>
          </table:table-cell>
          <table:table-cell table:style-name="ce10" table:formula="of:=IF(AND([.H89];[.F8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6" calcext:value-type="float">
            <text:p>10286</text:p>
          </table:table-cell>
          <table:table-cell office:value-type="float" office:value="439" calcext:value-type="float">
            <text:p>439</text:p>
          </table:table-cell>
          <table:table-cell office:value-type="float" office:value="313" calcext:value-type="float">
            <text:p>31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90];&quot;ZZ&quot;;&quot;LDF&quot;)" office:value-type="string" office:string-value="ZZ" calcext:value-type="string">
            <text:p>ZZ</text:p>
          </table:table-cell>
          <table:table-cell table:style-name="ce8" table:formula="of:=([.B90]-[.C90])/[.B90]" office:value-type="percentage" office:value="0.287015945330296" calcext:value-type="percentage">
            <text:p>28.70%</text:p>
          </table:table-cell>
          <table:table-cell table:formula="of:=IF(([.G90]&gt;0);1;0)" office:value-type="float" office:value="1" calcext:value-type="float">
            <text:p>1</text:p>
          </table:table-cell>
          <table:table-cell table:formula="of:=IF(AND([.H90];[.F90]=&quot;ZZ&quot;);1;0)" office:value-type="float" office:value="1" calcext:value-type="float">
            <text:p>1</text:p>
          </table:table-cell>
          <table:table-cell table:style-name="ce10" table:formula="of:=IF(AND([.H90];[.F9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float" office:value="23135" calcext:value-type="float">
            <text:p>23135</text:p>
          </table:table-cell>
          <table:table-cell office:value-type="float" office:value="24837" calcext:value-type="float">
            <text:p>2483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formula="of:=IF([.E91];&quot;ZZ&quot;;&quot;LDF&quot;)" office:value-type="string" office:string-value="ZZ" calcext:value-type="string">
            <text:p>ZZ</text:p>
          </table:table-cell>
          <table:table-cell table:style-name="ce8" table:formula="of:=([.B91]-[.C91])/[.B91]" office:value-type="percentage" office:value="-0.0735681867300627" calcext:value-type="percentage">
            <text:p>-7.36%</text:p>
          </table:table-cell>
          <table:table-cell table:formula="of:=IF(([.G91]&gt;0);1;0)" office:value-type="float" office:value="0" calcext:value-type="float">
            <text:p>0</text:p>
          </table:table-cell>
          <table:table-cell table:formula="of:=IF(AND([.H91];[.F91]=&quot;ZZ&quot;);1;0)" office:value-type="float" office:value="0" calcext:value-type="float">
            <text:p>0</text:p>
          </table:table-cell>
          <table:table-cell table:style-name="ce10" table:formula="of:=IF(AND([.H91];[.F9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float" office:value="176937" calcext:value-type="float">
            <text:p>176937</text:p>
          </table:table-cell>
          <table:table-cell office:value-type="float" office:value="54101" calcext:value-type="float">
            <text:p>5410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table:formula="of:=IF([.E92];&quot;ZZ&quot;;&quot;LDF&quot;)" office:value-type="string" office:string-value="ZZ" calcext:value-type="string">
            <text:p>ZZ</text:p>
          </table:table-cell>
          <table:table-cell table:style-name="ce8" table:formula="of:=([.B92]-[.C92])/[.B92]" office:value-type="percentage" office:value="0.694235801443452" calcext:value-type="percentage">
            <text:p>69.42%</text:p>
          </table:table-cell>
          <table:table-cell table:formula="of:=IF(([.G92]&gt;0);1;0)" office:value-type="float" office:value="1" calcext:value-type="float">
            <text:p>1</text:p>
          </table:table-cell>
          <table:table-cell table:formula="of:=IF(AND([.H92];[.F92]=&quot;ZZ&quot;);1;0)" office:value-type="float" office:value="1" calcext:value-type="float">
            <text:p>1</text:p>
          </table:table-cell>
          <table:table-cell table:style-name="ce10" table:formula="of:=IF(AND([.H92];[.F9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93];&quot;ZZ&quot;;&quot;LDF&quot;)" office:value-type="string" office:string-value="LDF" calcext:value-type="string">
            <text:p>LDF</text:p>
          </table:table-cell>
          <table:table-cell table:style-name="ce8" table:formula="of:=([.B93]-[.C93])/[.B93]" office:value-type="percentage" office:value="0.375" calcext:value-type="percentage">
            <text:p>37.50%</text:p>
          </table:table-cell>
          <table:table-cell table:formula="of:=IF(([.G93]&gt;0);1;0)" office:value-type="float" office:value="1" calcext:value-type="float">
            <text:p>1</text:p>
          </table:table-cell>
          <table:table-cell table:formula="of:=IF(AND([.H93];[.F93]=&quot;ZZ&quot;);1;0)" office:value-type="float" office:value="0" calcext:value-type="float">
            <text:p>0</text:p>
          </table:table-cell>
          <table:table-cell table:style-name="ce10" table:formula="of:=IF(AND([.H93];[.F93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float" office:value="59091" calcext:value-type="float">
            <text:p>59091</text:p>
          </table:table-cell>
          <table:table-cell office:value-type="float" office:value="102196" calcext:value-type="float">
            <text:p>10219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94];&quot;ZZ&quot;;&quot;LDF&quot;)" office:value-type="string" office:string-value="LDF" calcext:value-type="string">
            <text:p>LDF</text:p>
          </table:table-cell>
          <table:table-cell table:style-name="ce8" table:formula="of:=([.B94]-[.C94])/[.B94]" office:value-type="percentage" office:value="-0.729468108510602" calcext:value-type="percentage">
            <text:p>-72.95%</text:p>
          </table:table-cell>
          <table:table-cell table:formula="of:=IF(([.G94]&gt;0);1;0)" office:value-type="float" office:value="0" calcext:value-type="float">
            <text:p>0</text:p>
          </table:table-cell>
          <table:table-cell table:formula="of:=IF(AND([.H94];[.F94]=&quot;ZZ&quot;);1;0)" office:value-type="float" office:value="0" calcext:value-type="float">
            <text:p>0</text:p>
          </table:table-cell>
          <table:table-cell table:style-name="ce10" table:formula="of:=IF(AND([.H94];[.F9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92" calcext:value-type="float">
            <text:p>10292</text:p>
          </table:table-cell>
          <table:table-cell office:value-type="float" office:value="103021" calcext:value-type="float">
            <text:p>103021</text:p>
          </table:table-cell>
          <table:table-cell office:value-type="float" office:value="101906" calcext:value-type="float">
            <text:p>10190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95];&quot;ZZ&quot;;&quot;LDF&quot;)" office:value-type="string" office:string-value="LDF" calcext:value-type="string">
            <text:p>LDF</text:p>
          </table:table-cell>
          <table:table-cell table:style-name="ce8" table:formula="of:=([.B95]-[.C95])/[.B95]" office:value-type="percentage" office:value="0.0108230360800225" calcext:value-type="percentage">
            <text:p>1.08%</text:p>
          </table:table-cell>
          <table:table-cell table:formula="of:=IF(([.G95]&gt;0);1;0)" office:value-type="float" office:value="1" calcext:value-type="float">
            <text:p>1</text:p>
          </table:table-cell>
          <table:table-cell table:formula="of:=IF(AND([.H95];[.F95]=&quot;ZZ&quot;);1;0)" office:value-type="float" office:value="0" calcext:value-type="float">
            <text:p>0</text:p>
          </table:table-cell>
          <table:table-cell table:style-name="ce10" table:formula="of:=IF(AND([.H95];[.F95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56498" calcext:value-type="float">
            <text:p>56498</text:p>
          </table:table-cell>
          <table:table-cell office:value-type="float" office:value="4697" calcext:value-type="float">
            <text:p>469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96];&quot;ZZ&quot;;&quot;LDF&quot;)" office:value-type="string" office:string-value="ZZ" calcext:value-type="string">
            <text:p>ZZ</text:p>
          </table:table-cell>
          <table:table-cell table:style-name="ce8" table:formula="of:=([.B96]-[.C96])/[.B96]" office:value-type="percentage" office:value="0.916864313781019" calcext:value-type="percentage">
            <text:p>91.69%</text:p>
          </table:table-cell>
          <table:table-cell table:formula="of:=IF(([.G96]&gt;0);1;0)" office:value-type="float" office:value="1" calcext:value-type="float">
            <text:p>1</text:p>
          </table:table-cell>
          <table:table-cell table:formula="of:=IF(AND([.H96];[.F96]=&quot;ZZ&quot;);1;0)" office:value-type="float" office:value="1" calcext:value-type="float">
            <text:p>1</text:p>
          </table:table-cell>
          <table:table-cell table:style-name="ce10" table:formula="of:=IF(AND([.H96];[.F9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4102" calcext:value-type="float">
            <text:p>4102</text:p>
          </table:table-cell>
          <table:table-cell office:value-type="float" office:value="4145" calcext:value-type="float">
            <text:p>414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97];&quot;ZZ&quot;;&quot;LDF&quot;)" office:value-type="string" office:string-value="LDF" calcext:value-type="string">
            <text:p>LDF</text:p>
          </table:table-cell>
          <table:table-cell table:style-name="ce8" table:formula="of:=([.B97]-[.C97])/[.B97]" office:value-type="percentage" office:value="-0.0104826913700634" calcext:value-type="percentage">
            <text:p>-1.05%</text:p>
          </table:table-cell>
          <table:table-cell table:formula="of:=IF(([.G97]&gt;0);1;0)" office:value-type="float" office:value="0" calcext:value-type="float">
            <text:p>0</text:p>
          </table:table-cell>
          <table:table-cell table:formula="of:=IF(AND([.H97];[.F97]=&quot;ZZ&quot;);1;0)" office:value-type="float" office:value="0" calcext:value-type="float">
            <text:p>0</text:p>
          </table:table-cell>
          <table:table-cell table:style-name="ce10" table:formula="of:=IF(AND([.H97];[.F9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97" calcext:value-type="float">
            <text:p>10297</text:p>
          </table:table-cell>
          <table:table-cell office:value-type="float" office:value="74993" calcext:value-type="float">
            <text:p>74993</text:p>
          </table:table-cell>
          <table:table-cell office:value-type="float" office:value="75141" calcext:value-type="float">
            <text:p>7514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98];&quot;ZZ&quot;;&quot;LDF&quot;)" office:value-type="string" office:string-value="LDF" calcext:value-type="string">
            <text:p>LDF</text:p>
          </table:table-cell>
          <table:table-cell table:style-name="ce8" table:formula="of:=([.B98]-[.C98])/[.B98]" office:value-type="percentage" office:value="-0.00197351752830264" calcext:value-type="percentage">
            <text:p>-0.20%</text:p>
          </table:table-cell>
          <table:table-cell table:formula="of:=IF(([.G98]&gt;0);1;0)" office:value-type="float" office:value="0" calcext:value-type="float">
            <text:p>0</text:p>
          </table:table-cell>
          <table:table-cell table:formula="of:=IF(AND([.H98];[.F98]=&quot;ZZ&quot;);1;0)" office:value-type="float" office:value="0" calcext:value-type="float">
            <text:p>0</text:p>
          </table:table-cell>
          <table:table-cell table:style-name="ce10" table:formula="of:=IF(AND([.H98];[.F9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float" office:value="20875" calcext:value-type="float">
            <text:p>20875</text:p>
          </table:table-cell>
          <table:table-cell office:value-type="float" office:value="1431" calcext:value-type="float">
            <text:p>143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99];&quot;ZZ&quot;;&quot;LDF&quot;)" office:value-type="string" office:string-value="ZZ" calcext:value-type="string">
            <text:p>ZZ</text:p>
          </table:table-cell>
          <table:table-cell table:style-name="ce8" table:formula="of:=([.B99]-[.C99])/[.B99]" office:value-type="percentage" office:value="0.931449101796407" calcext:value-type="percentage">
            <text:p>93.14%</text:p>
          </table:table-cell>
          <table:table-cell table:formula="of:=IF(([.G99]&gt;0);1;0)" office:value-type="float" office:value="1" calcext:value-type="float">
            <text:p>1</text:p>
          </table:table-cell>
          <table:table-cell table:formula="of:=IF(AND([.H99];[.F99]=&quot;ZZ&quot;);1;0)" office:value-type="float" office:value="1" calcext:value-type="float">
            <text:p>1</text:p>
          </table:table-cell>
          <table:table-cell table:style-name="ce10" table:formula="of:=IF(AND([.H99];[.F9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9574" calcext:value-type="float">
            <text:p>69574</text:p>
          </table:table-cell>
          <table:table-cell office:value-type="float" office:value="5954" calcext:value-type="float">
            <text:p>595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formula="of:=IF([.E100];&quot;ZZ&quot;;&quot;LDF&quot;)" office:value-type="string" office:string-value="ZZ" calcext:value-type="string">
            <text:p>ZZ</text:p>
          </table:table-cell>
          <table:table-cell table:style-name="ce8" table:formula="of:=([.B100]-[.C100])/[.B100]" office:value-type="percentage" office:value="0.914422054215655" calcext:value-type="percentage">
            <text:p>91.44%</text:p>
          </table:table-cell>
          <table:table-cell table:formula="of:=IF(([.G100]&gt;0);1;0)" office:value-type="float" office:value="1" calcext:value-type="float">
            <text:p>1</text:p>
          </table:table-cell>
          <table:table-cell table:formula="of:=IF(AND([.H100];[.F100]=&quot;ZZ&quot;);1;0)" office:value-type="float" office:value="1" calcext:value-type="float">
            <text:p>1</text:p>
          </table:table-cell>
          <table:table-cell table:style-name="ce10" table:formula="of:=IF(AND([.H100];[.F10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48706" calcext:value-type="float">
            <text:p>48706</text:p>
          </table:table-cell>
          <table:table-cell office:value-type="float" office:value="57253" calcext:value-type="float">
            <text:p>5725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table:formula="of:=IF([.E101];&quot;ZZ&quot;;&quot;LDF&quot;)" office:value-type="string" office:string-value="ZZ" calcext:value-type="string">
            <text:p>ZZ</text:p>
          </table:table-cell>
          <table:table-cell table:style-name="ce8" table:formula="of:=([.B101]-[.C101])/[.B101]" office:value-type="percentage" office:value="-0.17548146018971" calcext:value-type="percentage">
            <text:p>-17.55%</text:p>
          </table:table-cell>
          <table:table-cell table:formula="of:=IF(([.G101]&gt;0);1;0)" office:value-type="float" office:value="0" calcext:value-type="float">
            <text:p>0</text:p>
          </table:table-cell>
          <table:table-cell table:formula="of:=IF(AND([.H101];[.F101]=&quot;ZZ&quot;);1;0)" office:value-type="float" office:value="0" calcext:value-type="float">
            <text:p>0</text:p>
          </table:table-cell>
          <table:table-cell table:style-name="ce10" table:formula="of:=IF(AND([.H101];[.F10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float" office:value="23541" calcext:value-type="float">
            <text:p>23541</text:p>
          </table:table-cell>
          <table:table-cell office:value-type="float" office:value="27381" calcext:value-type="float">
            <text:p>27381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table:formula="of:=IF([.E102];&quot;ZZ&quot;;&quot;LDF&quot;)" office:value-type="string" office:string-value="ZZ" calcext:value-type="string">
            <text:p>ZZ</text:p>
          </table:table-cell>
          <table:table-cell table:style-name="ce8" table:formula="of:=([.B102]-[.C102])/[.B102]" office:value-type="percentage" office:value="-0.163119663565694" calcext:value-type="percentage">
            <text:p>-16.31%</text:p>
          </table:table-cell>
          <table:table-cell table:formula="of:=IF(([.G102]&gt;0);1;0)" office:value-type="float" office:value="0" calcext:value-type="float">
            <text:p>0</text:p>
          </table:table-cell>
          <table:table-cell table:formula="of:=IF(AND([.H102];[.F102]=&quot;ZZ&quot;);1;0)" office:value-type="float" office:value="0" calcext:value-type="float">
            <text:p>0</text:p>
          </table:table-cell>
          <table:table-cell table:style-name="ce10" table:formula="of:=IF(AND([.H102];[.F10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float" office:value="226" calcext:value-type="float">
            <text:p>226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03];&quot;ZZ&quot;;&quot;LDF&quot;)" office:value-type="string" office:string-value="ZZ" calcext:value-type="string">
            <text:p>ZZ</text:p>
          </table:table-cell>
          <table:table-cell table:style-name="ce8" table:formula="of:=([.B103]-[.C103])/[.B103]" office:value-type="percentage" office:value="0.384955752212389" calcext:value-type="percentage">
            <text:p>38.50%</text:p>
          </table:table-cell>
          <table:table-cell table:formula="of:=IF(([.G103]&gt;0);1;0)" office:value-type="float" office:value="1" calcext:value-type="float">
            <text:p>1</text:p>
          </table:table-cell>
          <table:table-cell table:formula="of:=IF(AND([.H103];[.F103]=&quot;ZZ&quot;);1;0)" office:value-type="float" office:value="1" calcext:value-type="float">
            <text:p>1</text:p>
          </table:table-cell>
          <table:table-cell table:style-name="ce10" table:formula="of:=IF(AND([.H103];[.F10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134592" calcext:value-type="float">
            <text:p>134592</text:p>
          </table:table-cell>
          <table:table-cell office:value-type="float" office:value="29025" calcext:value-type="float">
            <text:p>2902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table:formula="of:=IF([.E104];&quot;ZZ&quot;;&quot;LDF&quot;)" office:value-type="string" office:string-value="ZZ" calcext:value-type="string">
            <text:p>ZZ</text:p>
          </table:table-cell>
          <table:table-cell table:style-name="ce8" table:formula="of:=([.B104]-[.C104])/[.B104]" office:value-type="percentage" office:value="0.784348252496434" calcext:value-type="percentage">
            <text:p>78.43%</text:p>
          </table:table-cell>
          <table:table-cell table:formula="of:=IF(([.G104]&gt;0);1;0)" office:value-type="float" office:value="1" calcext:value-type="float">
            <text:p>1</text:p>
          </table:table-cell>
          <table:table-cell table:formula="of:=IF(AND([.H104];[.F104]=&quot;ZZ&quot;);1;0)" office:value-type="float" office:value="1" calcext:value-type="float">
            <text:p>1</text:p>
          </table:table-cell>
          <table:table-cell table:style-name="ce10" table:formula="of:=IF(AND([.H104];[.F10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7" calcext:value-type="float">
            <text:p>10307</text:p>
          </table:table-cell>
          <table:table-cell office:value-type="float" office:value="5973" calcext:value-type="float">
            <text:p>5973</text:p>
          </table:table-cell>
          <table:table-cell office:value-type="float" office:value="9589" calcext:value-type="float">
            <text:p>958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05];&quot;ZZ&quot;;&quot;LDF&quot;)" office:value-type="string" office:string-value="ZZ" calcext:value-type="string">
            <text:p>ZZ</text:p>
          </table:table-cell>
          <table:table-cell table:style-name="ce8" table:formula="of:=([.B105]-[.C105])/[.B105]" office:value-type="percentage" office:value="-0.605390925832915" calcext:value-type="percentage">
            <text:p>-60.54%</text:p>
          </table:table-cell>
          <table:table-cell table:formula="of:=IF(([.G105]&gt;0);1;0)" office:value-type="float" office:value="0" calcext:value-type="float">
            <text:p>0</text:p>
          </table:table-cell>
          <table:table-cell table:formula="of:=IF(AND([.H105];[.F105]=&quot;ZZ&quot;);1;0)" office:value-type="float" office:value="0" calcext:value-type="float">
            <text:p>0</text:p>
          </table:table-cell>
          <table:table-cell table:style-name="ce10" table:formula="of:=IF(AND([.H105];[.F10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93389" calcext:value-type="float">
            <text:p>93389</text:p>
          </table:table-cell>
          <table:table-cell office:value-type="float" office:value="124835" calcext:value-type="float">
            <text:p>12483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06];&quot;ZZ&quot;;&quot;LDF&quot;)" office:value-type="string" office:string-value="LDF" calcext:value-type="string">
            <text:p>LDF</text:p>
          </table:table-cell>
          <table:table-cell table:style-name="ce8" table:formula="of:=([.B106]-[.C106])/[.B106]" office:value-type="percentage" office:value="-0.336720598785724" calcext:value-type="percentage">
            <text:p>-33.67%</text:p>
          </table:table-cell>
          <table:table-cell table:formula="of:=IF(([.G106]&gt;0);1;0)" office:value-type="float" office:value="0" calcext:value-type="float">
            <text:p>0</text:p>
          </table:table-cell>
          <table:table-cell table:formula="of:=IF(AND([.H106];[.F106]=&quot;ZZ&quot;);1;0)" office:value-type="float" office:value="0" calcext:value-type="float">
            <text:p>0</text:p>
          </table:table-cell>
          <table:table-cell table:style-name="ce10" table:formula="of:=IF(AND([.H106];[.F10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float" office:value="193" calcext:value-type="float">
            <text:p>193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07];&quot;ZZ&quot;;&quot;LDF&quot;)" office:value-type="string" office:string-value="ZZ" calcext:value-type="string">
            <text:p>ZZ</text:p>
          </table:table-cell>
          <table:table-cell table:style-name="ce8" table:formula="of:=([.B107]-[.C107])/[.B107]" office:value-type="percentage" office:value="0.284974093264249" calcext:value-type="percentage">
            <text:p>28.50%</text:p>
          </table:table-cell>
          <table:table-cell table:formula="of:=IF(([.G107]&gt;0);1;0)" office:value-type="float" office:value="1" calcext:value-type="float">
            <text:p>1</text:p>
          </table:table-cell>
          <table:table-cell table:formula="of:=IF(AND([.H107];[.F107]=&quot;ZZ&quot;);1;0)" office:value-type="float" office:value="1" calcext:value-type="float">
            <text:p>1</text:p>
          </table:table-cell>
          <table:table-cell table:style-name="ce10" table:formula="of:=IF(AND([.H107];[.F10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672" calcext:value-type="float">
            <text:p>10672</text:p>
          </table:table-cell>
          <table:table-cell office:value-type="float" office:value="812" calcext:value-type="float">
            <text:p>81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08];&quot;ZZ&quot;;&quot;LDF&quot;)" office:value-type="string" office:string-value="ZZ" calcext:value-type="string">
            <text:p>ZZ</text:p>
          </table:table-cell>
          <table:table-cell table:style-name="ce8" table:formula="of:=([.B108]-[.C108])/[.B108]" office:value-type="percentage" office:value="0.923913043478261" calcext:value-type="percentage">
            <text:p>92.39%</text:p>
          </table:table-cell>
          <table:table-cell table:formula="of:=IF(([.G108]&gt;0);1;0)" office:value-type="float" office:value="1" calcext:value-type="float">
            <text:p>1</text:p>
          </table:table-cell>
          <table:table-cell table:formula="of:=IF(AND([.H108];[.F108]=&quot;ZZ&quot;);1;0)" office:value-type="float" office:value="1" calcext:value-type="float">
            <text:p>1</text:p>
          </table:table-cell>
          <table:table-cell table:style-name="ce10" table:formula="of:=IF(AND([.H108];[.F10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16407" calcext:value-type="float">
            <text:p>16407</text:p>
          </table:table-cell>
          <table:table-cell office:value-type="float" office:value="3462" calcext:value-type="float">
            <text:p>346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formula="of:=IF([.E109];&quot;ZZ&quot;;&quot;LDF&quot;)" office:value-type="string" office:string-value="ZZ" calcext:value-type="string">
            <text:p>ZZ</text:p>
          </table:table-cell>
          <table:table-cell table:style-name="ce8" table:formula="of:=([.B109]-[.C109])/[.B109]" office:value-type="percentage" office:value="0.788992503199854" calcext:value-type="percentage">
            <text:p>78.90%</text:p>
          </table:table-cell>
          <table:table-cell table:formula="of:=IF(([.G109]&gt;0);1;0)" office:value-type="float" office:value="1" calcext:value-type="float">
            <text:p>1</text:p>
          </table:table-cell>
          <table:table-cell table:formula="of:=IF(AND([.H109];[.F109]=&quot;ZZ&quot;);1;0)" office:value-type="float" office:value="1" calcext:value-type="float">
            <text:p>1</text:p>
          </table:table-cell>
          <table:table-cell table:style-name="ce10" table:formula="of:=IF(AND([.H109];[.F10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float" office:value="213" calcext:value-type="float">
            <text:p>213</text:p>
          </table:table-cell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10];&quot;ZZ&quot;;&quot;LDF&quot;)" office:value-type="string" office:string-value="LDF" calcext:value-type="string">
            <text:p>LDF</text:p>
          </table:table-cell>
          <table:table-cell table:style-name="ce8" table:formula="of:=([.B110]-[.C110])/[.B110]" office:value-type="percentage" office:value="0.403755868544601" calcext:value-type="percentage">
            <text:p>40.38%</text:p>
          </table:table-cell>
          <table:table-cell table:formula="of:=IF(([.G110]&gt;0);1;0)" office:value-type="float" office:value="1" calcext:value-type="float">
            <text:p>1</text:p>
          </table:table-cell>
          <table:table-cell table:formula="of:=IF(AND([.H110];[.F110]=&quot;ZZ&quot;);1;0)" office:value-type="float" office:value="0" calcext:value-type="float">
            <text:p>0</text:p>
          </table:table-cell>
          <table:table-cell table:style-name="ce10" table:formula="of:=IF(AND([.H110];[.F110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float" office:value="270" calcext:value-type="float">
            <text:p>270</text:p>
          </table:table-cell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11];&quot;ZZ&quot;;&quot;LDF&quot;)" office:value-type="string" office:string-value="LDF" calcext:value-type="string">
            <text:p>LDF</text:p>
          </table:table-cell>
          <table:table-cell table:style-name="ce8" table:formula="of:=([.B111]-[.C111])/[.B111]" office:value-type="percentage" office:value="0.685185185185185" calcext:value-type="percentage">
            <text:p>68.52%</text:p>
          </table:table-cell>
          <table:table-cell table:formula="of:=IF(([.G111]&gt;0);1;0)" office:value-type="float" office:value="1" calcext:value-type="float">
            <text:p>1</text:p>
          </table:table-cell>
          <table:table-cell table:formula="of:=IF(AND([.H111];[.F111]=&quot;ZZ&quot;);1;0)" office:value-type="float" office:value="0" calcext:value-type="float">
            <text:p>0</text:p>
          </table:table-cell>
          <table:table-cell table:style-name="ce10" table:formula="of:=IF(AND([.H111];[.F111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float" office:value="3807" calcext:value-type="float">
            <text:p>3807</text:p>
          </table:table-cell>
          <table:table-cell office:value-type="float" office:value="4206" calcext:value-type="float">
            <text:p>420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12];&quot;ZZ&quot;;&quot;LDF&quot;)" office:value-type="string" office:string-value="LDF" calcext:value-type="string">
            <text:p>LDF</text:p>
          </table:table-cell>
          <table:table-cell table:style-name="ce8" table:formula="of:=([.B112]-[.C112])/[.B112]" office:value-type="percentage" office:value="-0.104806934594169" calcext:value-type="percentage">
            <text:p>-10.48%</text:p>
          </table:table-cell>
          <table:table-cell table:formula="of:=IF(([.G112]&gt;0);1;0)" office:value-type="float" office:value="0" calcext:value-type="float">
            <text:p>0</text:p>
          </table:table-cell>
          <table:table-cell table:formula="of:=IF(AND([.H112];[.F112]=&quot;ZZ&quot;);1;0)" office:value-type="float" office:value="0" calcext:value-type="float">
            <text:p>0</text:p>
          </table:table-cell>
          <table:table-cell table:style-name="ce10" table:formula="of:=IF(AND([.H112];[.F11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20145" calcext:value-type="float">
            <text:p>20145</text:p>
          </table:table-cell>
          <table:table-cell office:value-type="float" office:value="19899" calcext:value-type="float">
            <text:p>1989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13];&quot;ZZ&quot;;&quot;LDF&quot;)" office:value-type="string" office:string-value="LDF" calcext:value-type="string">
            <text:p>LDF</text:p>
          </table:table-cell>
          <table:table-cell table:style-name="ce8" table:formula="of:=([.B113]-[.C113])/[.B113]" office:value-type="percentage" office:value="0.0122114668652271" calcext:value-type="percentage">
            <text:p>1.22%</text:p>
          </table:table-cell>
          <table:table-cell table:formula="of:=IF(([.G113]&gt;0);1;0)" office:value-type="float" office:value="1" calcext:value-type="float">
            <text:p>1</text:p>
          </table:table-cell>
          <table:table-cell table:formula="of:=IF(AND([.H113];[.F113]=&quot;ZZ&quot;);1;0)" office:value-type="float" office:value="0" calcext:value-type="float">
            <text:p>0</text:p>
          </table:table-cell>
          <table:table-cell table:style-name="ce10" table:formula="of:=IF(AND([.H113];[.F113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12597" calcext:value-type="float">
            <text:p>12597</text:p>
          </table:table-cell>
          <table:table-cell office:value-type="float" office:value="1443" calcext:value-type="float">
            <text:p>144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table:formula="of:=IF([.E114];&quot;ZZ&quot;;&quot;LDF&quot;)" office:value-type="string" office:string-value="ZZ" calcext:value-type="string">
            <text:p>ZZ</text:p>
          </table:table-cell>
          <table:table-cell table:style-name="ce8" table:formula="of:=([.B114]-[.C114])/[.B114]" office:value-type="percentage" office:value="0.885448916408669" calcext:value-type="percentage">
            <text:p>88.54%</text:p>
          </table:table-cell>
          <table:table-cell table:formula="of:=IF(([.G114]&gt;0);1;0)" office:value-type="float" office:value="1" calcext:value-type="float">
            <text:p>1</text:p>
          </table:table-cell>
          <table:table-cell table:formula="of:=IF(AND([.H114];[.F114]=&quot;ZZ&quot;);1;0)" office:value-type="float" office:value="1" calcext:value-type="float">
            <text:p>1</text:p>
          </table:table-cell>
          <table:table-cell table:style-name="ce10" table:formula="of:=IF(AND([.H114];[.F11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float" office:value="37038" calcext:value-type="float">
            <text:p>37038</text:p>
          </table:table-cell>
          <table:table-cell office:value-type="float" office:value="89742" calcext:value-type="float">
            <text:p>8974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55" calcext:value-type="float">
            <text:p>155</text:p>
          </table:table-cell>
          <table:table-cell table:formula="of:=IF([.E115];&quot;ZZ&quot;;&quot;LDF&quot;)" office:value-type="string" office:string-value="ZZ" calcext:value-type="string">
            <text:p>ZZ</text:p>
          </table:table-cell>
          <table:table-cell table:style-name="ce8" table:formula="of:=([.B115]-[.C115])/[.B115]" office:value-type="percentage" office:value="-1.42297100275393" calcext:value-type="percentage">
            <text:p>-142.30%</text:p>
          </table:table-cell>
          <table:table-cell table:formula="of:=IF(([.G115]&gt;0);1;0)" office:value-type="float" office:value="0" calcext:value-type="float">
            <text:p>0</text:p>
          </table:table-cell>
          <table:table-cell table:formula="of:=IF(AND([.H115];[.F115]=&quot;ZZ&quot;);1;0)" office:value-type="float" office:value="0" calcext:value-type="float">
            <text:p>0</text:p>
          </table:table-cell>
          <table:table-cell table:style-name="ce10" table:formula="of:=IF(AND([.H115];[.F11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8" calcext:value-type="float">
            <text:p>10318</text:p>
          </table:table-cell>
          <table:table-cell office:value-type="float" office:value="68914" calcext:value-type="float">
            <text:p>68914</text:p>
          </table:table-cell>
          <table:table-cell office:value-type="float" office:value="32667" calcext:value-type="float">
            <text:p>3266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formula="of:=IF([.E116];&quot;ZZ&quot;;&quot;LDF&quot;)" office:value-type="string" office:string-value="ZZ" calcext:value-type="string">
            <text:p>ZZ</text:p>
          </table:table-cell>
          <table:table-cell table:style-name="ce8" table:formula="of:=([.B116]-[.C116])/[.B116]" office:value-type="percentage" office:value="0.525974402878951" calcext:value-type="percentage">
            <text:p>52.60%</text:p>
          </table:table-cell>
          <table:table-cell table:formula="of:=IF(([.G116]&gt;0);1;0)" office:value-type="float" office:value="1" calcext:value-type="float">
            <text:p>1</text:p>
          </table:table-cell>
          <table:table-cell table:formula="of:=IF(AND([.H116];[.F116]=&quot;ZZ&quot;);1;0)" office:value-type="float" office:value="1" calcext:value-type="float">
            <text:p>1</text:p>
          </table:table-cell>
          <table:table-cell table:style-name="ce10" table:formula="of:=IF(AND([.H116];[.F11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9" calcext:value-type="float">
            <text:p>10319</text:p>
          </table:table-cell>
          <table:table-cell office:value-type="float" office:value="3092" calcext:value-type="float">
            <text:p>3092</text:p>
          </table:table-cell>
          <table:table-cell office:value-type="float" office:value="745" calcext:value-type="float">
            <text:p>745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17];&quot;ZZ&quot;;&quot;LDF&quot;)" office:value-type="string" office:string-value="ZZ" calcext:value-type="string">
            <text:p>ZZ</text:p>
          </table:table-cell>
          <table:table-cell table:style-name="ce8" table:formula="of:=([.B117]-[.C117])/[.B117]" office:value-type="percentage" office:value="0.759055627425614" calcext:value-type="percentage">
            <text:p>75.91%</text:p>
          </table:table-cell>
          <table:table-cell table:formula="of:=IF(([.G117]&gt;0);1;0)" office:value-type="float" office:value="1" calcext:value-type="float">
            <text:p>1</text:p>
          </table:table-cell>
          <table:table-cell table:formula="of:=IF(AND([.H117];[.F117]=&quot;ZZ&quot;);1;0)" office:value-type="float" office:value="1" calcext:value-type="float">
            <text:p>1</text:p>
          </table:table-cell>
          <table:table-cell table:style-name="ce10" table:formula="of:=IF(AND([.H117];[.F11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078" calcext:value-type="float">
            <text:p>30078</text:p>
          </table:table-cell>
          <table:table-cell office:value-type="float" office:value="54840" calcext:value-type="float">
            <text:p>54840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118];&quot;ZZ&quot;;&quot;LDF&quot;)" office:value-type="string" office:string-value="ZZ" calcext:value-type="string">
            <text:p>ZZ</text:p>
          </table:table-cell>
          <table:table-cell table:style-name="ce8" table:formula="of:=([.B118]-[.C118])/[.B118]" office:value-type="percentage" office:value="-0.823259525234391" calcext:value-type="percentage">
            <text:p>-82.33%</text:p>
          </table:table-cell>
          <table:table-cell table:formula="of:=IF(([.G118]&gt;0);1;0)" office:value-type="float" office:value="0" calcext:value-type="float">
            <text:p>0</text:p>
          </table:table-cell>
          <table:table-cell table:formula="of:=IF(AND([.H118];[.F118]=&quot;ZZ&quot;);1;0)" office:value-type="float" office:value="0" calcext:value-type="float">
            <text:p>0</text:p>
          </table:table-cell>
          <table:table-cell table:style-name="ce10" table:formula="of:=IF(AND([.H118];[.F11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138" calcext:value-type="float">
            <text:p>138</text:p>
          </table:table-cell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19];&quot;ZZ&quot;;&quot;LDF&quot;)" office:value-type="string" office:string-value="LDF" calcext:value-type="string">
            <text:p>LDF</text:p>
          </table:table-cell>
          <table:table-cell table:style-name="ce8" table:formula="of:=([.B119]-[.C119])/[.B119]" office:value-type="percentage" office:value="0.521739130434783" calcext:value-type="percentage">
            <text:p>52.17%</text:p>
          </table:table-cell>
          <table:table-cell table:formula="of:=IF(([.G119]&gt;0);1;0)" office:value-type="float" office:value="1" calcext:value-type="float">
            <text:p>1</text:p>
          </table:table-cell>
          <table:table-cell table:formula="of:=IF(AND([.H119];[.F119]=&quot;ZZ&quot;);1;0)" office:value-type="float" office:value="0" calcext:value-type="float">
            <text:p>0</text:p>
          </table:table-cell>
          <table:table-cell table:style-name="ce10" table:formula="of:=IF(AND([.H119];[.F119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322" calcext:value-type="float">
            <text:p>10322</text:p>
          </table:table-cell>
          <table:table-cell office:value-type="float" office:value="33047" calcext:value-type="float">
            <text:p>33047</text:p>
          </table:table-cell>
          <table:table-cell office:value-type="float" office:value="57566" calcext:value-type="float">
            <text:p>5756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20];&quot;ZZ&quot;;&quot;LDF&quot;)" office:value-type="string" office:string-value="ZZ" calcext:value-type="string">
            <text:p>ZZ</text:p>
          </table:table-cell>
          <table:table-cell table:style-name="ce8" table:formula="of:=([.B120]-[.C120])/[.B120]" office:value-type="percentage" office:value="-0.74194329288589" calcext:value-type="percentage">
            <text:p>-74.19%</text:p>
          </table:table-cell>
          <table:table-cell table:formula="of:=IF(([.G120]&gt;0);1;0)" office:value-type="float" office:value="0" calcext:value-type="float">
            <text:p>0</text:p>
          </table:table-cell>
          <table:table-cell table:formula="of:=IF(AND([.H120];[.F120]=&quot;ZZ&quot;);1;0)" office:value-type="float" office:value="0" calcext:value-type="float">
            <text:p>0</text:p>
          </table:table-cell>
          <table:table-cell table:style-name="ce10" table:formula="of:=IF(AND([.H120];[.F120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float" office:value="31316" calcext:value-type="float">
            <text:p>31316</text:p>
          </table:table-cell>
          <table:table-cell office:value-type="float" office:value="60468" calcext:value-type="float">
            <text:p>6046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121];&quot;ZZ&quot;;&quot;LDF&quot;)" office:value-type="string" office:string-value="ZZ" calcext:value-type="string">
            <text:p>ZZ</text:p>
          </table:table-cell>
          <table:table-cell table:style-name="ce8" table:formula="of:=([.B121]-[.C121])/[.B121]" office:value-type="percentage" office:value="-0.930897943543237" calcext:value-type="percentage">
            <text:p>-93.09%</text:p>
          </table:table-cell>
          <table:table-cell table:formula="of:=IF(([.G121]&gt;0);1;0)" office:value-type="float" office:value="0" calcext:value-type="float">
            <text:p>0</text:p>
          </table:table-cell>
          <table:table-cell table:formula="of:=IF(AND([.H121];[.F121]=&quot;ZZ&quot;);1;0)" office:value-type="float" office:value="0" calcext:value-type="float">
            <text:p>0</text:p>
          </table:table-cell>
          <table:table-cell table:style-name="ce10" table:formula="of:=IF(AND([.H121];[.F121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float" office:value="48030" calcext:value-type="float">
            <text:p>48030</text:p>
          </table:table-cell>
          <table:table-cell office:value-type="float" office:value="56378" calcext:value-type="float">
            <text:p>5637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table:formula="of:=IF([.E122];&quot;ZZ&quot;;&quot;LDF&quot;)" office:value-type="string" office:string-value="ZZ" calcext:value-type="string">
            <text:p>ZZ</text:p>
          </table:table-cell>
          <table:table-cell table:style-name="ce8" table:formula="of:=([.B122]-[.C122])/[.B122]" office:value-type="percentage" office:value="-0.173808036643764" calcext:value-type="percentage">
            <text:p>-17.38%</text:p>
          </table:table-cell>
          <table:table-cell table:formula="of:=IF(([.G122]&gt;0);1;0)" office:value-type="float" office:value="0" calcext:value-type="float">
            <text:p>0</text:p>
          </table:table-cell>
          <table:table-cell table:formula="of:=IF(AND([.H122];[.F122]=&quot;ZZ&quot;);1;0)" office:value-type="float" office:value="0" calcext:value-type="float">
            <text:p>0</text:p>
          </table:table-cell>
          <table:table-cell table:style-name="ce10" table:formula="of:=IF(AND([.H122];[.F12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float" office:value="460" calcext:value-type="float">
            <text:p>460</text:p>
          </table:table-cell>
          <table:table-cell office:value-type="float" office:value="293" calcext:value-type="float">
            <text:p>29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23];&quot;ZZ&quot;;&quot;LDF&quot;)" office:value-type="string" office:string-value="ZZ" calcext:value-type="string">
            <text:p>ZZ</text:p>
          </table:table-cell>
          <table:table-cell table:style-name="ce8" table:formula="of:=([.B123]-[.C123])/[.B123]" office:value-type="percentage" office:value="0.36304347826087" calcext:value-type="percentage">
            <text:p>36.30%</text:p>
          </table:table-cell>
          <table:table-cell table:formula="of:=IF(([.G123]&gt;0);1;0)" office:value-type="float" office:value="1" calcext:value-type="float">
            <text:p>1</text:p>
          </table:table-cell>
          <table:table-cell table:formula="of:=IF(AND([.H123];[.F123]=&quot;ZZ&quot;);1;0)" office:value-type="float" office:value="1" calcext:value-type="float">
            <text:p>1</text:p>
          </table:table-cell>
          <table:table-cell table:style-name="ce10" table:formula="of:=IF(AND([.H123];[.F12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7" calcext:value-type="float">
            <text:p>10327</text:p>
          </table:table-cell>
          <table:table-cell office:value-type="float" office:value="76934" calcext:value-type="float">
            <text:p>76934</text:p>
          </table:table-cell>
          <table:table-cell office:value-type="float" office:value="103009" calcext:value-type="float">
            <text:p>10300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24];&quot;ZZ&quot;;&quot;LDF&quot;)" office:value-type="string" office:string-value="LDF" calcext:value-type="string">
            <text:p>LDF</text:p>
          </table:table-cell>
          <table:table-cell table:style-name="ce8" table:formula="of:=([.B124]-[.C124])/[.B124]" office:value-type="percentage" office:value="-0.338926872384121" calcext:value-type="percentage">
            <text:p>-33.89%</text:p>
          </table:table-cell>
          <table:table-cell table:formula="of:=IF(([.G124]&gt;0);1;0)" office:value-type="float" office:value="0" calcext:value-type="float">
            <text:p>0</text:p>
          </table:table-cell>
          <table:table-cell table:formula="of:=IF(AND([.H124];[.F124]=&quot;ZZ&quot;);1;0)" office:value-type="float" office:value="0" calcext:value-type="float">
            <text:p>0</text:p>
          </table:table-cell>
          <table:table-cell table:style-name="ce10" table:formula="of:=IF(AND([.H124];[.F12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0528" calcext:value-type="float">
            <text:p>60528</text:p>
          </table:table-cell>
          <table:table-cell office:value-type="float" office:value="50792" calcext:value-type="float">
            <text:p>5079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formula="of:=IF([.E125];&quot;ZZ&quot;;&quot;LDF&quot;)" office:value-type="string" office:string-value="ZZ" calcext:value-type="string">
            <text:p>ZZ</text:p>
          </table:table-cell>
          <table:table-cell table:style-name="ce8" table:formula="of:=([.B125]-[.C125])/[.B125]" office:value-type="percentage" office:value="0.160851176315094" calcext:value-type="percentage">
            <text:p>16.09%</text:p>
          </table:table-cell>
          <table:table-cell table:formula="of:=IF(([.G125]&gt;0);1;0)" office:value-type="float" office:value="1" calcext:value-type="float">
            <text:p>1</text:p>
          </table:table-cell>
          <table:table-cell table:formula="of:=IF(AND([.H125];[.F125]=&quot;ZZ&quot;);1;0)" office:value-type="float" office:value="1" calcext:value-type="float">
            <text:p>1</text:p>
          </table:table-cell>
          <table:table-cell table:style-name="ce10" table:formula="of:=IF(AND([.H125];[.F12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38946" calcext:value-type="float">
            <text:p>38946</text:p>
          </table:table-cell>
          <table:table-cell office:value-type="float" office:value="8208" calcext:value-type="float">
            <text:p>820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formula="of:=IF([.E126];&quot;ZZ&quot;;&quot;LDF&quot;)" office:value-type="string" office:string-value="ZZ" calcext:value-type="string">
            <text:p>ZZ</text:p>
          </table:table-cell>
          <table:table-cell table:style-name="ce8" table:formula="of:=([.B126]-[.C126])/[.B126]" office:value-type="percentage" office:value="0.789246649206594" calcext:value-type="percentage">
            <text:p>78.92%</text:p>
          </table:table-cell>
          <table:table-cell table:formula="of:=IF(([.G126]&gt;0);1;0)" office:value-type="float" office:value="1" calcext:value-type="float">
            <text:p>1</text:p>
          </table:table-cell>
          <table:table-cell table:formula="of:=IF(AND([.H126];[.F126]=&quot;ZZ&quot;);1;0)" office:value-type="float" office:value="1" calcext:value-type="float">
            <text:p>1</text:p>
          </table:table-cell>
          <table:table-cell table:style-name="ce10" table:formula="of:=IF(AND([.H126];[.F12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float" office:value="37478" calcext:value-type="float">
            <text:p>37478</text:p>
          </table:table-cell>
          <table:table-cell office:value-type="float" office:value="3272" calcext:value-type="float">
            <text:p>327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27];&quot;ZZ&quot;;&quot;LDF&quot;)" office:value-type="string" office:string-value="ZZ" calcext:value-type="string">
            <text:p>ZZ</text:p>
          </table:table-cell>
          <table:table-cell table:style-name="ce8" table:formula="of:=([.B127]-[.C127])/[.B127]" office:value-type="percentage" office:value="0.912695447996158" calcext:value-type="percentage">
            <text:p>91.27%</text:p>
          </table:table-cell>
          <table:table-cell table:formula="of:=IF(([.G127]&gt;0);1;0)" office:value-type="float" office:value="1" calcext:value-type="float">
            <text:p>1</text:p>
          </table:table-cell>
          <table:table-cell table:formula="of:=IF(AND([.H127];[.F127]=&quot;ZZ&quot;);1;0)" office:value-type="float" office:value="1" calcext:value-type="float">
            <text:p>1</text:p>
          </table:table-cell>
          <table:table-cell table:style-name="ce10" table:formula="of:=IF(AND([.H127];[.F12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float" office:value="31697" calcext:value-type="float">
            <text:p>31697</text:p>
          </table:table-cell>
          <table:table-cell office:value-type="float" office:value="22426" calcext:value-type="float">
            <text:p>2242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128];&quot;ZZ&quot;;&quot;LDF&quot;)" office:value-type="string" office:string-value="ZZ" calcext:value-type="string">
            <text:p>ZZ</text:p>
          </table:table-cell>
          <table:table-cell table:style-name="ce8" table:formula="of:=([.B128]-[.C128])/[.B128]" office:value-type="percentage" office:value="0.292488248099189" calcext:value-type="percentage">
            <text:p>29.25%</text:p>
          </table:table-cell>
          <table:table-cell table:formula="of:=IF(([.G128]&gt;0);1;0)" office:value-type="float" office:value="1" calcext:value-type="float">
            <text:p>1</text:p>
          </table:table-cell>
          <table:table-cell table:formula="of:=IF(AND([.H128];[.F128]=&quot;ZZ&quot;);1;0)" office:value-type="float" office:value="1" calcext:value-type="float">
            <text:p>1</text:p>
          </table:table-cell>
          <table:table-cell table:style-name="ce10" table:formula="of:=IF(AND([.H128];[.F12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float" office:value="21685" calcext:value-type="float">
            <text:p>21685</text:p>
          </table:table-cell>
          <table:table-cell office:value-type="float" office:value="15003" calcext:value-type="float">
            <text:p>1500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E129];&quot;ZZ&quot;;&quot;LDF&quot;)" office:value-type="string" office:string-value="ZZ" calcext:value-type="string">
            <text:p>ZZ</text:p>
          </table:table-cell>
          <table:table-cell table:style-name="ce8" table:formula="of:=([.B129]-[.C129])/[.B129]" office:value-type="percentage" office:value="0.308139266774268" calcext:value-type="percentage">
            <text:p>30.81%</text:p>
          </table:table-cell>
          <table:table-cell table:formula="of:=IF(([.G129]&gt;0);1;0)" office:value-type="float" office:value="1" calcext:value-type="float">
            <text:p>1</text:p>
          </table:table-cell>
          <table:table-cell table:formula="of:=IF(AND([.H129];[.F129]=&quot;ZZ&quot;);1;0)" office:value-type="float" office:value="1" calcext:value-type="float">
            <text:p>1</text:p>
          </table:table-cell>
          <table:table-cell table:style-name="ce10" table:formula="of:=IF(AND([.H129];[.F12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30];&quot;ZZ&quot;;&quot;LDF&quot;)" office:value-type="string" office:string-value="LDF" calcext:value-type="string">
            <text:p>LDF</text:p>
          </table:table-cell>
          <table:table-cell table:style-name="ce8" table:formula="of:=([.B130]-[.C130])/[.B130]" office:value-type="percentage" office:value="0.555555555555556" calcext:value-type="percentage">
            <text:p>55.56%</text:p>
          </table:table-cell>
          <table:table-cell table:formula="of:=IF(([.G130]&gt;0);1;0)" office:value-type="float" office:value="1" calcext:value-type="float">
            <text:p>1</text:p>
          </table:table-cell>
          <table:table-cell table:formula="of:=IF(AND([.H130];[.F130]=&quot;ZZ&quot;);1;0)" office:value-type="float" office:value="0" calcext:value-type="float">
            <text:p>0</text:p>
          </table:table-cell>
          <table:table-cell table:style-name="ce10" table:formula="of:=IF(AND([.H130];[.F130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338" calcext:value-type="float">
            <text:p>10338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31];&quot;ZZ&quot;;&quot;LDF&quot;)" office:value-type="string" office:string-value="LDF" calcext:value-type="string">
            <text:p>LDF</text:p>
          </table:table-cell>
          <table:table-cell table:style-name="ce8" table:formula="of:=([.B131]-[.C131])/[.B131]" office:value-type="percentage" office:value="0.234042553191489" calcext:value-type="percentage">
            <text:p>23.40%</text:p>
          </table:table-cell>
          <table:table-cell table:formula="of:=IF(([.G131]&gt;0);1;0)" office:value-type="float" office:value="1" calcext:value-type="float">
            <text:p>1</text:p>
          </table:table-cell>
          <table:table-cell table:formula="of:=IF(AND([.H131];[.F131]=&quot;ZZ&quot;);1;0)" office:value-type="float" office:value="0" calcext:value-type="float">
            <text:p>0</text:p>
          </table:table-cell>
          <table:table-cell table:style-name="ce10" table:formula="of:=IF(AND([.H131];[.F131]=&quot;LDF&quot;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339" calcext:value-type="float">
            <text:p>10339</text:p>
          </table:table-cell>
          <table:table-cell office:value-type="float" office:value="1727" calcext:value-type="float">
            <text:p>1727</text:p>
          </table:table-cell>
          <table:table-cell office:value-type="float" office:value="663" calcext:value-type="float">
            <text:p>663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32];&quot;ZZ&quot;;&quot;LDF&quot;)" office:value-type="string" office:string-value="ZZ" calcext:value-type="string">
            <text:p>ZZ</text:p>
          </table:table-cell>
          <table:table-cell table:style-name="ce8" table:formula="of:=([.B132]-[.C132])/[.B132]" office:value-type="percentage" office:value="0.616097278517661" calcext:value-type="percentage">
            <text:p>61.61%</text:p>
          </table:table-cell>
          <table:table-cell table:formula="of:=IF(([.G132]&gt;0);1;0)" office:value-type="float" office:value="1" calcext:value-type="float">
            <text:p>1</text:p>
          </table:table-cell>
          <table:table-cell table:formula="of:=IF(AND([.H132];[.F132]=&quot;ZZ&quot;);1;0)" office:value-type="float" office:value="1" calcext:value-type="float">
            <text:p>1</text:p>
          </table:table-cell>
          <table:table-cell table:style-name="ce10" table:formula="of:=IF(AND([.H132];[.F132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573" calcext:value-type="float">
            <text:p>2573</text:p>
          </table:table-cell>
          <table:table-cell office:value-type="float" office:value="6187" calcext:value-type="float">
            <text:p>6187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33];&quot;ZZ&quot;;&quot;LDF&quot;)" office:value-type="string" office:string-value="LDF" calcext:value-type="string">
            <text:p>LDF</text:p>
          </table:table-cell>
          <table:table-cell table:style-name="ce8" table:formula="of:=([.B133]-[.C133])/[.B133]" office:value-type="percentage" office:value="-1.40458608628061" calcext:value-type="percentage">
            <text:p>-140.46%</text:p>
          </table:table-cell>
          <table:table-cell table:formula="of:=IF(([.G133]&gt;0);1;0)" office:value-type="float" office:value="0" calcext:value-type="float">
            <text:p>0</text:p>
          </table:table-cell>
          <table:table-cell table:formula="of:=IF(AND([.H133];[.F133]=&quot;ZZ&quot;);1;0)" office:value-type="float" office:value="0" calcext:value-type="float">
            <text:p>0</text:p>
          </table:table-cell>
          <table:table-cell table:style-name="ce10" table:formula="of:=IF(AND([.H133];[.F133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28544" calcext:value-type="float">
            <text:p>28544</text:p>
          </table:table-cell>
          <table:table-cell office:value-type="float" office:value="19658" calcext:value-type="float">
            <text:p>19658</text:p>
          </table:table-cell>
          <table:table-cell table:style-name="ce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formula="of:=IF([.E134];&quot;ZZ&quot;;&quot;LDF&quot;)" office:value-type="string" office:string-value="ZZ" calcext:value-type="string">
            <text:p>ZZ</text:p>
          </table:table-cell>
          <table:table-cell table:style-name="ce8" table:formula="of:=([.B134]-[.C134])/[.B134]" office:value-type="percentage" office:value="0.311308856502242" calcext:value-type="percentage">
            <text:p>31.13%</text:p>
          </table:table-cell>
          <table:table-cell table:formula="of:=IF(([.G134]&gt;0);1;0)" office:value-type="float" office:value="1" calcext:value-type="float">
            <text:p>1</text:p>
          </table:table-cell>
          <table:table-cell table:formula="of:=IF(AND([.H134];[.F134]=&quot;ZZ&quot;);1;0)" office:value-type="float" office:value="1" calcext:value-type="float">
            <text:p>1</text:p>
          </table:table-cell>
          <table:table-cell table:style-name="ce10" table:formula="of:=IF(AND([.H134];[.F134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1" calcext:value-type="float">
            <text:p>10341</text:p>
          </table:table-cell>
          <table:table-cell office:value-type="float" office:value="5962" calcext:value-type="float">
            <text:p>5962</text:p>
          </table:table-cell>
          <table:table-cell office:value-type="float" office:value="369" calcext:value-type="float">
            <text:p>369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35];&quot;ZZ&quot;;&quot;LDF&quot;)" office:value-type="string" office:string-value="ZZ" calcext:value-type="string">
            <text:p>ZZ</text:p>
          </table:table-cell>
          <table:table-cell table:style-name="ce8" table:formula="of:=([.B135]-[.C135])/[.B135]" office:value-type="percentage" office:value="0.938108017443811" calcext:value-type="percentage">
            <text:p>93.81%</text:p>
          </table:table-cell>
          <table:table-cell table:formula="of:=IF(([.G135]&gt;0);1;0)" office:value-type="float" office:value="1" calcext:value-type="float">
            <text:p>1</text:p>
          </table:table-cell>
          <table:table-cell table:formula="of:=IF(AND([.H135];[.F135]=&quot;ZZ&quot;);1;0)" office:value-type="float" office:value="1" calcext:value-type="float">
            <text:p>1</text:p>
          </table:table-cell>
          <table:table-cell table:style-name="ce10" table:formula="of:=IF(AND([.H135];[.F135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3" calcext:value-type="float">
            <text:p>10343</text:p>
          </table:table-cell>
          <table:table-cell office:value-type="float" office:value="21577" calcext:value-type="float">
            <text:p>21577</text:p>
          </table:table-cell>
          <table:table-cell office:value-type="float" office:value="21626" calcext:value-type="float">
            <text:p>21626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36];&quot;ZZ&quot;;&quot;LDF&quot;)" office:value-type="string" office:string-value="LDF" calcext:value-type="string">
            <text:p>LDF</text:p>
          </table:table-cell>
          <table:table-cell table:style-name="ce8" table:formula="of:=([.B136]-[.C136])/[.B136]" office:value-type="percentage" office:value="-0.00227093664550216" calcext:value-type="percentage">
            <text:p>-0.23%</text:p>
          </table:table-cell>
          <table:table-cell table:formula="of:=IF(([.G136]&gt;0);1;0)" office:value-type="float" office:value="0" calcext:value-type="float">
            <text:p>0</text:p>
          </table:table-cell>
          <table:table-cell table:formula="of:=IF(AND([.H136];[.F136]=&quot;ZZ&quot;);1;0)" office:value-type="float" office:value="0" calcext:value-type="float">
            <text:p>0</text:p>
          </table:table-cell>
          <table:table-cell table:style-name="ce10" table:formula="of:=IF(AND([.H136];[.F136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float" office:value="5374" calcext:value-type="float">
            <text:p>5374</text:p>
          </table:table-cell>
          <table:table-cell office:value-type="float" office:value="634" calcext:value-type="float">
            <text:p>634</text:p>
          </table:table-cell>
          <table:table-cell table:style-name="ce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formula="of:=IF([.E137];&quot;ZZ&quot;;&quot;LDF&quot;)" office:value-type="string" office:string-value="ZZ" calcext:value-type="string">
            <text:p>ZZ</text:p>
          </table:table-cell>
          <table:table-cell table:style-name="ce8" table:formula="of:=([.B137]-[.C137])/[.B137]" office:value-type="percentage" office:value="0.882024562709341" calcext:value-type="percentage">
            <text:p>88.20%</text:p>
          </table:table-cell>
          <table:table-cell table:formula="of:=IF(([.G137]&gt;0);1;0)" office:value-type="float" office:value="1" calcext:value-type="float">
            <text:p>1</text:p>
          </table:table-cell>
          <table:table-cell table:formula="of:=IF(AND([.H137];[.F137]=&quot;ZZ&quot;);1;0)" office:value-type="float" office:value="1" calcext:value-type="float">
            <text:p>1</text:p>
          </table:table-cell>
          <table:table-cell table:style-name="ce10" table:formula="of:=IF(AND([.H137];[.F137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5" calcext:value-type="float">
            <text:p>10345</text:p>
          </table:table-cell>
          <table:table-cell office:value-type="float" office:value="183140" calcext:value-type="float">
            <text:p>183140</text:p>
          </table:table-cell>
          <table:table-cell office:value-type="float" office:value="192912" calcext:value-type="float">
            <text:p>19291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E138];&quot;ZZ&quot;;&quot;LDF&quot;)" office:value-type="string" office:string-value="LDF" calcext:value-type="string">
            <text:p>LDF</text:p>
          </table:table-cell>
          <table:table-cell table:style-name="ce8" table:formula="of:=([.B138]-[.C138])/[.B138]" office:value-type="percentage" office:value="-0.0533580867096211" calcext:value-type="percentage">
            <text:p>-5.34%</text:p>
          </table:table-cell>
          <table:table-cell table:formula="of:=IF(([.G138]&gt;0);1;0)" office:value-type="float" office:value="0" calcext:value-type="float">
            <text:p>0</text:p>
          </table:table-cell>
          <table:table-cell table:formula="of:=IF(AND([.H138];[.F138]=&quot;ZZ&quot;);1;0)" office:value-type="float" office:value="0" calcext:value-type="float">
            <text:p>0</text:p>
          </table:table-cell>
          <table:table-cell table:style-name="ce10" table:formula="of:=IF(AND([.H138];[.F138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float" office:value="1153" calcext:value-type="float">
            <text:p>1153</text:p>
          </table:table-cell>
          <table:table-cell office:value-type="float" office:value="202" calcext:value-type="float">
            <text:p>202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E139];&quot;ZZ&quot;;&quot;LDF&quot;)" office:value-type="string" office:string-value="ZZ" calcext:value-type="string">
            <text:p>ZZ</text:p>
          </table:table-cell>
          <table:table-cell table:style-name="ce8" table:formula="of:=([.B139]-[.C139])/[.B139]" office:value-type="percentage" office:value="0.824804856895056" calcext:value-type="percentage">
            <text:p>82.48%</text:p>
          </table:table-cell>
          <table:table-cell table:formula="of:=IF(([.G139]&gt;0);1;0)" office:value-type="float" office:value="1" calcext:value-type="float">
            <text:p>1</text:p>
          </table:table-cell>
          <table:table-cell table:formula="of:=IF(AND([.H139];[.F139]=&quot;ZZ&quot;);1;0)" office:value-type="float" office:value="1" calcext:value-type="float">
            <text:p>1</text:p>
          </table:table-cell>
          <table:table-cell table:style-name="ce10" table:formula="of:=IF(AND([.H139];[.F139]=&quot;LDF&quot;);1;0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436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xp3.F1:xp3.F1048576 xp3.F1:xp3.F1">
            <calcext:condition calcext:apply-style-name="Untitled4" calcext:value="=&quot;ZZ&quot;" calcext:base-cell-address="xp3.F1"/>
            <calcext:condition calcext:apply-style-name="Untitled5" calcext:value="=&quot;LDF&quot;" calcext:base-cell-address="xp3.F1"/>
          </calcext:conditional-format>
          <calcext:conditional-format calcext:target-range-address="xp3.G1:xp3.G1048576 xp3.G1:xp3.G1">
            <calcext:condition calcext:apply-style-name="Untitled6" calcext:value="&gt;0" calcext:base-cell-address="xp3.G1"/>
            <calcext:condition calcext:apply-style-name="Untitled8" calcext:value="&lt;0" calcext:base-cell-address="xp3.G1"/>
          </calcext:conditional-format>
          <calcext:conditional-format calcext:target-range-address="xp3.D1:xp3.D1048576 xp3.D1:xp3.D1">
            <calcext:condition calcext:apply-style-name="Untitled6" calcext:value="=&quot;true&quot;" calcext:base-cell-address="xp3.D1"/>
            <calcext:condition calcext:apply-style-name="Untitled8" calcext:value="=&quot;false&quot;" calcext:base-cell-address="xp3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9933"/>
    </style:style>
    <style:style style:name="Untitled2" style:family="table-cell" style:parent-style-name="Default">
      <style:table-cell-properties fo:background-color="#009933"/>
      <style:text-properties fo:color="#ffffff"/>
    </style:style>
    <style:style style:name="Untitled3" style:family="table-cell" style:parent-style-name="Default">
      <style:table-cell-properties fo:background-color="#ff3333"/>
      <style:text-properties fo:color="#ffffff"/>
    </style:style>
    <style:style style:name="Untitled4" style:family="table-cell" style:parent-style-name="Default">
      <style:table-cell-properties fo:background-color="#729fcf"/>
      <style:text-properties fo:color="#000000"/>
    </style:style>
    <style:style style:name="Untitled5" style:family="table-cell" style:parent-style-name="Default">
      <style:table-cell-properties fo:background-color="#ff950e"/>
      <style:text-properties fo:color="#000000"/>
    </style:style>
    <style:style style:name="Untitled6" style:family="table-cell" style:parent-style-name="Default">
      <style:table-cell-properties fo:background-color="#579d1c"/>
      <style:text-properties fo:color="#000000"/>
    </style:style>
    <style:style style:name="Untitled7" style:family="table-cell" style:parent-style-name="Default">
      <style:table-cell-properties fo:background-color="#ff3333"/>
    </style:style>
    <style:style style:name="Untitled8" style:family="table-cell" style:parent-style-name="Default">
      <style:table-cell-properties fo:background-color="#ff3333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23:11:53.821717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00:37:39.979859149</dc:date>
    <meta:editing-duration>PT26M11S</meta:editing-duration>
    <meta:editing-cycles>5</meta:editing-cycles>
    <meta:generator>LibreOffice/5.1.6.2$Linux_X86_64 LibreOffice_project/10m0$Build-2</meta:generator>
    <meta:document-statistic meta:table-count="1" meta:cell-count="1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699cm" svg:height="16.098cm" xlink:href=".." xlink:type="simple" chart:class="chart:bar" chart:style-name="ch1">
        <chart:legend chart:legend-position="end" svg:x="42.589cm" svg:y="7.501cm" style:legend-expansion="high" chart:style-name="ch2"/>
        <chart:plot-area chart:style-name="ch3" table:cell-range-address="xp3.B1:xp3.C47 xp3.B49:xp3.C139" chart:data-source-has-labels="row" svg:x="0.913cm" svg:y="0.321cm" svg:width="40.763cm" svg:height="15.456cm">
          <chartooo:coordinate-region svg:x="2.275cm" svg:y="0.442cm" svg:width="39.401cm" svg:height="14.3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xp3.B2:xp3.B47 xp3.B49:xp3.B139" chart:label-cell-address="xp3.B1:xp3.B1" chart:class="chart:bar">
            <chart:data-point chart:repeated="137"/>
          </chart:series>
          <chart:series chart:style-name="ch8" chart:values-cell-range-address="xp3.C2:xp3.C47 xp3.C49:xp3.C139" chart:label-cell-address="xp3.C1:xp3.C1" chart:class="chart:bar">
            <chart:data-point chart:repeated="1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DF Time (ms)</text:p>
                <draw:g>
                  <svg:desc>xp3.B1:xp3.B1</svg:desc>
                </draw:g>
              </table:table-cell>
              <table:table-cell office:value-type="string">
                <text:p> ZZ Time (ms)</text:p>
                <draw:g>
                  <svg:desc>xp3.C1:xp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380">
                <text:p>95380</text:p>
                <draw:g>
                  <svg:desc>xp3.B2:xp3.B47 xp3.B49:xp3.B139</svg:desc>
                </draw:g>
              </table:table-cell>
              <table:table-cell office:value-type="float" office:value="240060">
                <text:p>240060</text:p>
                <draw:g>
                  <svg:desc>xp3.C2:xp3.C47 xp3.C49:xp3.C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05">
                <text:p>49905</text:p>
              </table:table-cell>
              <table:table-cell office:value-type="float" office:value="60600">
                <text:p>60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5">
                <text:p>9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">
                <text:p>2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0">
                <text:p>225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32">
                <text:p>18232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">
                <text:p>3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73">
                <text:p>20673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4">
                <text:p>378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">
                <text:p>4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5">
                <text:p>8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25">
                <text:p>34025</text:p>
              </table:table-cell>
              <table:table-cell office:value-type="float" office:value="34251">
                <text:p>34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68">
                <text:p>23268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750">
                <text:p>64750</text:p>
              </table:table-cell>
              <table:table-cell office:value-type="float" office:value="56874">
                <text:p>56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6">
                <text:p>13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709">
                <text:p>223709</text:p>
              </table:table-cell>
              <table:table-cell office:value-type="float" office:value="51099">
                <text:p>51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2">
                <text:p>2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">
                <text:p>1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135">
                <text:p>22135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79">
                <text:p>15579</text:p>
              </table:table-cell>
              <table:table-cell office:value-type="float" office:value="15594">
                <text:p>15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825">
                <text:p>46825</text:p>
              </table:table-cell>
              <table:table-cell office:value-type="float" office:value="43662">
                <text:p>43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87">
                <text:p>4387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6">
                <text:p>2176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">
                <text:p>20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20">
                <text:p>372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23">
                <text:p>3723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543">
                <text:p>22543</text:p>
              </table:table-cell>
              <table:table-cell office:value-type="float" office:value="27555">
                <text:p>27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86">
                <text:p>988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991">
                <text:p>24991</text:p>
              </table:table-cell>
              <table:table-cell office:value-type="float" office:value="52612">
                <text:p>52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">
                <text:p>2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341">
                <text:p>113341</text:p>
              </table:table-cell>
              <table:table-cell office:value-type="float" office:value="22203">
                <text:p>22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220">
                <text:p>36220</text:p>
              </table:table-cell>
              <table:table-cell office:value-type="float" office:value="61301">
                <text:p>61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238">
                <text:p>52238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244">
                <text:p>63244</text:p>
              </table:table-cell>
              <table:table-cell office:value-type="float" office:value="110429">
                <text:p>110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329">
                <text:p>34329</text:p>
              </table:table-cell>
              <table:table-cell office:value-type="float" office:value="27506">
                <text:p>275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420">
                <text:p>222420</text:p>
              </table:table-cell>
              <table:table-cell office:value-type="float" office:value="50612">
                <text:p>506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39">
                <text:p>3739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75">
                <text:p>19375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163">
                <text:p>59163</text:p>
              </table:table-cell>
              <table:table-cell office:value-type="float" office:value="102649">
                <text:p>102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">
                <text:p>176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2483">
                <text:p>222483</text:p>
              </table:table-cell>
              <table:table-cell office:value-type="float" office:value="30389">
                <text:p>30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46">
                <text:p>6146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67">
                <text:p>3167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11">
                <text:p>4911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5995">
                <text:p>225995</text:p>
              </table:table-cell>
              <table:table-cell office:value-type="float" office:value="234687">
                <text:p>2346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">
                <text:p>2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17">
                <text:p>25017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146">
                <text:p>24146</text:p>
              </table:table-cell>
              <table:table-cell office:value-type="float" office:value="47029">
                <text:p>47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49">
                <text:p>1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833">
                <text:p>178833</text:p>
              </table:table-cell>
              <table:table-cell office:value-type="float" office:value="54480">
                <text:p>54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202">
                <text:p>50202</text:p>
              </table:table-cell>
              <table:table-cell office:value-type="float" office:value="10592">
                <text:p>105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809">
                <text:p>39809</text:p>
              </table:table-cell>
              <table:table-cell office:value-type="float" office:value="11879">
                <text:p>11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946">
                <text:p>97946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965">
                <text:p>185965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2">
                <text:p>108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932">
                <text:p>2293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182">
                <text:p>2918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132">
                <text:p>63132</text:p>
              </table:table-cell>
              <table:table-cell office:value-type="float" office:value="64216">
                <text:p>64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64">
                <text:p>2096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3">
                <text:p>2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8">
                <text:p>2408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933">
                <text:p>56933</text:p>
              </table:table-cell>
              <table:table-cell office:value-type="float" office:value="56934">
                <text:p>56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">
                <text:p>1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70">
                <text:p>16670</text:p>
              </table:table-cell>
              <table:table-cell office:value-type="float" office:value="18248">
                <text:p>18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">
                <text:p>2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6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905">
                <text:p>63905</text:p>
              </table:table-cell>
              <table:table-cell office:value-type="float" office:value="63483">
                <text:p>634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657">
                <text:p>118657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467">
                <text:p>49467</text:p>
              </table:table-cell>
              <table:table-cell office:value-type="float" office:value="58272">
                <text:p>582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7">
                <text:p>122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558">
                <text:p>140558</text:p>
              </table:table-cell>
              <table:table-cell office:value-type="float" office:value="21086">
                <text:p>210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664">
                <text:p>2966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6">
                <text:p>34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681">
                <text:p>50681</text:p>
              </table:table-cell>
              <table:table-cell office:value-type="float" office:value="60441">
                <text:p>60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0">
                <text:p>2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675">
                <text:p>1767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24">
                <text:p>342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">
                <text:p>20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">
                <text:p>1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2">
                <text:p>2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521">
                <text:p>56521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66">
                <text:p>17366</text:p>
              </table:table-cell>
              <table:table-cell office:value-type="float" office:value="17840">
                <text:p>178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9">
                <text:p>43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5">
                <text:p>23135</text:p>
              </table:table-cell>
              <table:table-cell office:value-type="float" office:value="24837">
                <text:p>24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937">
                <text:p>176937</text:p>
              </table:table-cell>
              <table:table-cell office:value-type="float" office:value="54101">
                <text:p>54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091">
                <text:p>59091</text:p>
              </table:table-cell>
              <table:table-cell office:value-type="float" office:value="102196">
                <text:p>102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021">
                <text:p>103021</text:p>
              </table:table-cell>
              <table:table-cell office:value-type="float" office:value="101906">
                <text:p>101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498">
                <text:p>56498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2">
                <text:p>4102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993">
                <text:p>74993</text:p>
              </table:table-cell>
              <table:table-cell office:value-type="float" office:value="75141">
                <text:p>75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75">
                <text:p>2087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574">
                <text:p>69574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706">
                <text:p>48706</text:p>
              </table:table-cell>
              <table:table-cell office:value-type="float" office:value="57253">
                <text:p>57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541">
                <text:p>23541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6">
                <text:p>22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4592">
                <text:p>134592</text:p>
              </table:table-cell>
              <table:table-cell office:value-type="float" office:value="29025">
                <text:p>290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73">
                <text:p>5973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389">
                <text:p>93389</text:p>
              </table:table-cell>
              <table:table-cell office:value-type="float" office:value="124835">
                <text:p>1248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3">
                <text:p>19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72">
                <text:p>1067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07">
                <text:p>16407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0">
                <text:p>2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7">
                <text:p>3807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45">
                <text:p>20145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97">
                <text:p>1259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038">
                <text:p>37038</text:p>
              </table:table-cell>
              <table:table-cell office:value-type="float" office:value="89742">
                <text:p>89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914">
                <text:p>68914</text:p>
              </table:table-cell>
              <table:table-cell office:value-type="float" office:value="32667">
                <text:p>32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92">
                <text:p>309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78">
                <text:p>30078</text:p>
              </table:table-cell>
              <table:table-cell office:value-type="float" office:value="54840">
                <text:p>548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047">
                <text:p>33047</text:p>
              </table:table-cell>
              <table:table-cell office:value-type="float" office:value="57566">
                <text:p>57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316">
                <text:p>31316</text:p>
              </table:table-cell>
              <table:table-cell office:value-type="float" office:value="60468">
                <text:p>60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30">
                <text:p>48030</text:p>
              </table:table-cell>
              <table:table-cell office:value-type="float" office:value="56378">
                <text:p>563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">
                <text:p>4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934">
                <text:p>76934</text:p>
              </table:table-cell>
              <table:table-cell office:value-type="float" office:value="103009">
                <text:p>103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528">
                <text:p>60528</text:p>
              </table:table-cell>
              <table:table-cell office:value-type="float" office:value="50792">
                <text:p>507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946">
                <text:p>38946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478">
                <text:p>37478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97">
                <text:p>31697</text:p>
              </table:table-cell>
              <table:table-cell office:value-type="float" office:value="22426">
                <text:p>224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685">
                <text:p>21685</text:p>
              </table:table-cell>
              <table:table-cell office:value-type="float" office:value="15003">
                <text:p>15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3">
                <text:p>1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">
                <text:p>1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27">
                <text:p>172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73">
                <text:p>2573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544">
                <text:p>28544</text:p>
              </table:table-cell>
              <table:table-cell office:value-type="float" office:value="19658">
                <text:p>196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62">
                <text:p>596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577">
                <text:p>21577</text:p>
              </table:table-cell>
              <table:table-cell office:value-type="float" office:value="21626">
                <text:p>216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74">
                <text:p>537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3140">
                <text:p>183140</text:p>
              </table:table-cell>
              <table:table-cell office:value-type="float" office:value="192912">
                <text:p>192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3">
                <text:p>1153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